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Arial1" svg:font-family="Arial"/>
    <style:font-face style:name="Nimbus Roman" svg:font-family="'Nimbus 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2" svg:font-family="Arial"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Nimbus Sans" svg:font-family="'Nimbus Sans'"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fo:background-color="transparent" fo:padding="0.0694in" fo:border="1pt solid #000000">
        <style:background-image/>
      </style:table-cell-properties>
    </style:style>
    <style:style style:name="Table1.4" style:family="table-row">
      <style:table-row-properties style:min-row-height="0.7139in" fo:keep-together="auto"/>
    </style:style>
    <style:style style:name="Table1.A4" style:family="table-cell">
      <style:table-cell-properties fo:background-color="transparent" fo:padding="0.0694in" fo:border-left="1pt solid #000000" fo:border-right="1pt solid #000000" fo:border-top="none" fo:border-bottom="1pt solid #000000">
        <style:background-image/>
      </style:table-cell-properties>
    </style:style>
    <style:style style:name="Table2" style:family="table">
      <style:table-properties style:width="6.5in" fo:margin-top="0in" fo:margin-bottom="0in" table:align="center" style:writing-mode="lr-tb"/>
    </style:style>
    <style:style style:name="Table2.A" style:family="table-column">
      <style:table-column-properties style:column-width="3.25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Table2.4" style:family="table-row">
      <style:table-row-properties style:min-row-height="0.575in" fo:keep-together="auto"/>
    </style:style>
    <style:style style:name="P1" style:family="paragraph" style:parent-style-name="Standard">
      <style:text-properties style:font-name="Nimbus Roman"/>
    </style:style>
    <style:style style:name="P2" style:family="paragraph" style:parent-style-name="Standard">
      <style:text-properties style:font-name="Nimbus Roman" fo:font-size="14pt" fo:font-weight="bold" style:font-size-asian="14pt" style:font-weight-asian="bold" style:font-size-complex="14pt"/>
    </style:style>
    <style:style style:name="P3" style:family="paragraph" style:parent-style-name="Standard">
      <style:text-properties style:font-name="Nimbus Roman" fo:font-size="14pt" fo:font-weight="bold" officeooo:paragraph-rsid="00226b4d" style:font-size-asian="14pt" style:font-weight-asian="bold" style:font-size-complex="14pt"/>
    </style:style>
    <style:style style:name="P4" style:family="paragraph" style:parent-style-name="Standard">
      <style:text-properties style:font-name="Nimbus Roman" fo:font-weight="bold" style:font-weight-asian="bold"/>
    </style:style>
    <style:style style:name="P5" style:family="paragraph" style:parent-style-name="Standard">
      <style:paragraph-properties fo:line-height="100%" fo:orphans="0" fo:widows="0"/>
      <style:text-properties style:font-name="Nimbus Roman" fo:font-weight="bold" style:font-weight-asian="bold"/>
    </style:style>
    <style:style style:name="P6" style:family="paragraph" style:parent-style-name="Standard">
      <style:text-properties style:font-name="Nimbus Roman" fo:font-weight="bold" officeooo:rsid="001edd0a" officeooo:paragraph-rsid="001edd0a" style:font-weight-asian="bold" style:font-weight-complex="bold"/>
    </style:style>
    <style:style style:name="P7" style:family="paragraph" style:parent-style-name="Standard">
      <style:text-properties style:font-name="Nimbus Roman" fo:font-weight="bold" officeooo:paragraph-rsid="001edd0a" style:font-weight-asian="bold" style:font-weight-complex="bold"/>
    </style:style>
    <style:style style:name="P8" style:family="paragraph" style:parent-style-name="Standard">
      <style:text-properties style:font-name="Nimbus Roman" fo:font-weight="bold" officeooo:rsid="0030be98" officeooo:paragraph-rsid="0030be98" style:font-weight-asian="bold" style:font-weight-complex="bold"/>
    </style:style>
    <style:style style:name="P9" style:family="paragraph" style:parent-style-name="Standard">
      <style:paragraph-properties fo:text-align="center" style:justify-single-word="false"/>
      <style:text-properties style:font-name="Nimbus Roman" fo:font-weight="bold" style:font-weight-asian="bold"/>
    </style:style>
    <style:style style:name="P10" style:family="paragraph" style:parent-style-name="Standard">
      <style:paragraph-properties fo:line-height="100%" fo:orphans="0" fo:widows="0"/>
      <style:text-properties style:font-name="Nimbus Roman"/>
    </style:style>
    <style:style style:name="P11" style:family="paragraph" style:parent-style-name="Standard">
      <style:paragraph-properties fo:line-height="100%" fo:orphans="0" fo:widows="0"/>
      <style:text-properties style:font-name="Nimbus Roman" officeooo:rsid="00226b4d" officeooo:paragraph-rsid="00226b4d"/>
    </style:style>
    <style:style style:name="P12" style:family="paragraph" style:parent-style-name="Standard">
      <style:text-properties style:font-name="Nimbus Roman" officeooo:rsid="00226b4d" officeooo:paragraph-rsid="00226b4d"/>
    </style:style>
    <style:style style:name="P13" style:family="paragraph" style:parent-style-name="Standard">
      <style:paragraph-properties fo:line-height="100%" fo:orphans="0" fo:widows="0"/>
      <style:text-properties style:font-name="Nimbus Roman" officeooo:rsid="0023b78a" officeooo:paragraph-rsid="0023b78a"/>
    </style:style>
    <style:style style:name="P14" style:family="paragraph" style:parent-style-name="Standard">
      <style:text-properties style:font-name="Nimbus Roman" fo:font-size="12pt" fo:font-weight="bold" style:font-size-asian="12pt" style:font-weight-asian="bold" style:font-size-complex="12pt"/>
    </style:style>
    <style:style style:name="P15" style:family="paragraph" style:parent-style-name="Standard">
      <style:text-properties style:font-name="Nimbus Roman" fo:font-size="12pt" fo:font-weight="bold" style:font-size-asian="12pt" style:font-weight-asian="bold" style:font-size-complex="12pt" style:font-weight-complex="bold"/>
    </style:style>
    <style:style style:name="P16" style:family="paragraph" style:parent-style-name="Standard">
      <style:text-properties style:font-name="Nimbus Roman" fo:font-size="12pt" fo:font-weight="bold" officeooo:rsid="001edd0a" officeooo:paragraph-rsid="001edd0a"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Nimbus Roman" fo:font-size="12pt" fo:font-weight="bold" style:font-size-asian="12pt" style:font-weight-asian="bold" style:font-size-complex="12pt"/>
    </style:style>
    <style:style style:name="P18" style:family="paragraph" style:parent-style-name="Standard">
      <style:text-properties style:font-name="Nimbus Roman" officeooo:paragraph-rsid="001edd0a"/>
    </style:style>
    <style:style style:name="P19" style:family="paragraph" style:parent-style-name="Standard">
      <style:text-properties style:font-name="Nimbus Roman" officeooo:paragraph-rsid="0030be98"/>
    </style:style>
    <style:style style:name="P20" style:family="paragraph" style:parent-style-name="Standard">
      <style:text-properties style:font-name="Nimbus Roman" officeooo:rsid="0030be98" officeooo:paragraph-rsid="0030be98"/>
    </style:style>
    <style:style style:name="P21" style:family="paragraph" style:parent-style-name="Standard">
      <style:paragraph-properties fo:line-height="100%" fo:orphans="0" fo:widows="0"/>
      <style:text-properties style:font-name="Nimbus Roman" officeooo:rsid="0035f7dc" officeooo:paragraph-rsid="0035f7dc"/>
    </style:style>
    <style:style style:name="P22" style:family="paragraph" style:parent-style-name="Standard">
      <style:paragraph-properties fo:margin-left="0.5in" fo:margin-right="0in" fo:text-indent="0in" style:auto-text-indent="false"/>
      <style:text-properties style:font-name="Nimbus Roman"/>
    </style:style>
    <style:style style:name="P23" style:family="paragraph" style:parent-style-name="Standard">
      <style:paragraph-properties fo:margin-left="0.5in" fo:margin-right="0in" fo:text-indent="0in" style:auto-text-indent="false"/>
      <style:text-properties style:font-name="Nimbus Roman" officeooo:rsid="002666e6" style:font-name-asian="Arial Unicode MS" style:font-name-complex="Arial Unicode MS"/>
    </style:style>
    <style:style style:name="P24" style:family="paragraph" style:parent-style-name="Standard">
      <style:paragraph-properties fo:margin-left="1in" fo:margin-right="0in" fo:text-indent="0in" style:auto-text-indent="false"/>
      <style:text-properties style:font-name="Nimbus Roman" fo:font-weight="bold" style:font-weight-asian="bold"/>
    </style:style>
    <style:style style:name="P25" style:family="paragraph" style:parent-style-name="Standard">
      <style:paragraph-properties fo:break-before="page"/>
      <style:text-properties style:font-name="Nimbus Roman" fo:font-size="12pt" fo:font-weight="bold" style:font-size-asian="12pt" style:font-weight-asian="bold" style:font-size-complex="12pt"/>
    </style:style>
    <style:style style:name="P26" style:family="paragraph" style:parent-style-name="Standard">
      <style:paragraph-properties fo:text-align="center" style:justify-single-word="false" fo:break-before="page"/>
      <style:text-properties style:font-name="Nimbus Roman" fo:font-size="12pt" fo:font-weight="bold" style:font-size-asian="12pt" style:font-weight-asian="bold" style:font-size-complex="12pt"/>
    </style:style>
    <style:style style:name="P27" style:family="paragraph" style:parent-style-name="Standard">
      <style:paragraph-properties fo:break-before="page"/>
      <style:text-properties style:font-name="Nimbus Roman" fo:font-size="14pt" fo:font-weight="bold" style:font-size-asian="14pt" style:font-weight-asian="bold" style:font-size-complex="14pt"/>
    </style:style>
    <style:style style:name="P28" style:family="paragraph" style:parent-style-name="Standard">
      <style:paragraph-properties fo:break-before="page"/>
      <style:text-properties style:font-name="Nimbus Roman" fo:font-size="14pt" fo:font-weight="bold" officeooo:paragraph-rsid="00226b4d" style:font-size-asian="14pt" style:font-weight-asian="bold" style:font-size-complex="14pt"/>
    </style:style>
    <style:style style:name="P29" style:family="paragraph" style:parent-style-name="Standard">
      <style:paragraph-properties fo:margin-top="0.1665in" fo:margin-bottom="0.1665in" loext:contextual-spacing="false"/>
      <style:text-properties style:font-name="Nimbus Roman"/>
    </style:style>
    <style:style style:name="P30" style:family="paragraph" style:parent-style-name="Standard">
      <style:paragraph-properties fo:margin-left="0in" fo:margin-right="0in" fo:text-indent="0.5in" style:auto-text-indent="false"/>
      <style:text-properties style:font-name="Nimbus Roman"/>
    </style:style>
    <style:style style:name="P31" style:family="paragraph" style:parent-style-name="Standard" style:list-style-name="WWNum3">
      <style:text-properties style:font-name="Nimbus Roman"/>
    </style:style>
    <style:style style:name="P32" style:family="paragraph" style:parent-style-name="Standard" style:list-style-name="WWNum3">
      <style:text-properties style:font-name="Nimbus Roman" officeooo:paragraph-rsid="002619d2"/>
    </style:style>
    <style:style style:name="P33" style:family="paragraph" style:parent-style-name="Standard" style:list-style-name="WWNum3">
      <style:text-properties style:font-name="Nimbus Roman" officeooo:rsid="002619d2" officeooo:paragraph-rsid="002619d2"/>
    </style:style>
    <style:style style:name="P34" style:family="paragraph" style:parent-style-name="Standard" style:list-style-name="WWNum3">
      <style:text-properties style:font-name="Nimbus Roman" officeooo:rsid="002666e6" officeooo:paragraph-rsid="002666e6"/>
    </style:style>
    <style:style style:name="P35" style:family="paragraph" style:parent-style-name="Standard" style:list-style-name="WWNum3">
      <style:text-properties style:font-name="Nimbus Roman" officeooo:rsid="002797a2" officeooo:paragraph-rsid="002797a2"/>
    </style:style>
    <style:style style:name="P36" style:family="paragraph" style:parent-style-name="Standard" style:list-style-name="WWNum3">
      <style:text-properties style:font-name="Nimbus Roman" officeooo:rsid="00277b6e" officeooo:paragraph-rsid="00277b6e"/>
    </style:style>
    <style:style style:name="P37" style:family="paragraph" style:parent-style-name="Standard" style:list-style-name="WWNum3">
      <style:text-properties style:font-name="Nimbus Roman" officeooo:rsid="0029750a" officeooo:paragraph-rsid="0029750a"/>
    </style:style>
    <style:style style:name="P38" style:family="paragraph" style:parent-style-name="Standard" style:list-style-name="WWNum3">
      <style:text-properties style:font-name="Nimbus Roman" officeooo:rsid="002b52c7" officeooo:paragraph-rsid="002b52c7"/>
    </style:style>
    <style:style style:name="P39" style:family="paragraph" style:parent-style-name="Standard" style:list-style-name="WWNum3">
      <style:text-properties style:font-name="Nimbus Roman" officeooo:rsid="002b62f9" officeooo:paragraph-rsid="002b62f9"/>
    </style:style>
    <style:style style:name="P40" style:family="paragraph" style:parent-style-name="Standard">
      <style:text-properties style:font-name="Nimbus Roman" fo:font-weight="bold" style:font-weight-asian="bold"/>
    </style:style>
    <style:style style:name="P41" style:family="paragraph" style:parent-style-name="Standard" style:list-style-name="WWNum6">
      <style:text-properties style:font-name="Nimbus Roman" fo:font-weight="bold" style:font-weight-asian="bold"/>
    </style:style>
    <style:style style:name="P42" style:family="paragraph" style:parent-style-name="Standard" style:list-style-name="WWNum6">
      <style:text-properties style:font-name="Nimbus Roman" fo:font-weight="bold" style:font-weight-asian="bold" style:font-weight-complex="bold"/>
    </style:style>
    <style:style style:name="P43" style:family="paragraph" style:parent-style-name="Standard" style:list-style-name="WWNum6">
      <style:text-properties style:font-name="Nimbus Roman" fo:font-weight="bold" officeooo:rsid="001c7497" officeooo:paragraph-rsid="001c7497" style:font-weight-asian="bold" style:font-weight-complex="bold"/>
    </style:style>
    <style:style style:name="P44" style:family="paragraph" style:parent-style-name="Standard" style:list-style-name="WWNum1">
      <style:text-properties style:font-name="Nimbus Roman"/>
    </style:style>
    <style:style style:name="P45" style:family="paragraph" style:parent-style-name="Standard" style:list-style-name="WWNum4">
      <style:text-properties style:font-name="Nimbus Roman"/>
    </style:style>
    <style:style style:name="P46" style:family="paragraph" style:parent-style-name="Standard" style:list-style-name="WWNum8">
      <style:text-properties style:font-name="Nimbus Roman"/>
    </style:style>
    <style:style style:name="P47" style:family="paragraph" style:parent-style-name="Standard" style:list-style-name="WWNum5">
      <style:text-properties style:font-name="Nimbus Roman"/>
    </style:style>
    <style:style style:name="P48" style:family="paragraph" style:parent-style-name="Standard" style:list-style-name="WWNum2">
      <style:text-properties style:font-name="Nimbus Roman"/>
    </style:style>
    <style:style style:name="P49" style:family="paragraph" style:parent-style-name="Standard" style:list-style-name="WWNum9">
      <style:text-properties style:font-name="Nimbus Roman" fo:font-size="11pt" fo:font-weight="normal" style:font-size-asian="11pt" style:font-weight-asian="normal" style:font-size-complex="11pt" style:font-weight-complex="normal"/>
    </style:style>
    <style:style style:name="P50" style:family="paragraph" style:parent-style-name="Standard" style:list-style-name="WWNum9">
      <style:text-properties style:font-name="Nimbus Roman" fo:font-size="11pt" fo:font-weight="normal" officeooo:paragraph-rsid="001edd0a" style:font-size-asian="11pt" style:font-weight-asian="normal" style:font-size-complex="11pt" style:font-weight-complex="normal"/>
    </style:style>
    <style:style style:name="P51" style:family="paragraph" style:parent-style-name="Standard">
      <style:text-properties style:font-name="Nimbus Roman" fo:font-size="14pt" fo:font-weight="bold" style:font-size-asian="14pt" style:font-weight-asian="bold" style:font-size-complex="14pt"/>
    </style:style>
    <style:style style:name="P52" style:family="paragraph" style:parent-style-name="Standard">
      <style:text-properties style:font-name="Nimbus Roman" officeooo:rsid="003bcee7" officeooo:paragraph-rsid="003bcee7"/>
    </style:style>
    <style:style style:name="P53" style:family="paragraph" style:parent-style-name="Standard" style:list-style-name="WWNum6"/>
    <style:style style:name="P54" style:family="paragraph" style:parent-style-name="Standard" style:list-style-name="WWNum6">
      <style:text-properties officeooo:paragraph-rsid="001c7497"/>
    </style:style>
    <style:style style:name="P55" style:family="paragraph" style:parent-style-name="Standard" style:list-style-name="WWNum6">
      <style:text-properties fo:font-weight="bold" officeooo:paragraph-rsid="001c7497" style:font-weight-asian="bold" style:font-weight-complex="bold"/>
    </style:style>
    <style:style style:name="P56" style:family="paragraph" style:parent-style-name="Standard" style:list-style-name="WWNum7">
      <style:text-properties style:use-window-font-color="true" style:font-name="Nimbus Roman" fo:font-size="11pt" fo:language="en" fo:country="none" officeooo:rsid="002c1954" officeooo:paragraph-rsid="002c1954" style:letter-kerning="false" style:font-name-asian="Arial2" style:font-size-asian="11pt" style:language-asian="en" style:country-asian="US" style:font-name-complex="Arial2" style:font-size-complex="11pt" style:language-complex="ar" style:country-complex="SA"/>
    </style:style>
    <style:style style:name="P57" style:family="paragraph" style:parent-style-name="Standard" style:list-style-name="WWNum5">
      <style:text-properties style:use-window-font-color="true" style:font-name="Nimbus Roman" fo:font-size="11pt" fo:language="en" fo:country="none" officeooo:rsid="001b6759" officeooo:paragraph-rsid="001b6759" style:letter-kerning="false" style:font-name-asian="Arial2" style:font-size-asian="11pt" style:language-asian="en" style:country-asian="US" style:font-name-complex="Arial2" style:font-size-complex="11pt" style:language-complex="ar" style:country-complex="SA"/>
    </style:style>
    <style:style style:name="P58" style:family="paragraph" style:parent-style-name="Standard">
      <style:paragraph-properties fo:line-height="100%" fo:orphans="0" fo:widows="0"/>
    </style:style>
    <style:style style:name="P59" style:family="paragraph" style:parent-style-name="Standard">
      <style:text-properties fo:font-size="9pt" fo:font-style="italic" officeooo:rsid="003be3ee" officeooo:paragraph-rsid="003be3ee" style:font-size-asian="9pt" style:font-style-asian="italic" style:font-size-complex="9pt" style:font-style-complex="italic"/>
    </style:style>
    <style:style style:name="P60" style:family="paragraph" style:parent-style-name="Standard" style:master-page-name="Standard">
      <style:paragraph-properties fo:margin-top="0in" fo:margin-bottom="0.1665in" loext:contextual-spacing="false" style:page-number="1"/>
      <style:text-properties style:font-name="Nimbus Roman" fo:font-weight="bold" style:font-weight-asian="bold"/>
    </style:style>
    <style:style style:name="P61" style:family="paragraph" style:parent-style-name="Standard">
      <style:paragraph-properties fo:margin-top="0.1665in" fo:margin-bottom="0.1665in" loext:contextual-spacing="false"/>
      <style:text-properties style:font-name="Nimbus Roman" officeooo:paragraph-rsid="003a60e4"/>
    </style:style>
    <style:style style:name="P62" style:family="paragraph" style:parent-style-name="Standard">
      <style:paragraph-properties fo:margin-top="0.1665in" fo:margin-bottom="0.1665in" loext:contextual-spacing="false"/>
      <style:text-properties style:use-window-font-color="true" style:font-name="Nimbus Roman" fo:font-size="11pt" fo:language="en" fo:country="none" fo:font-weight="bold" officeooo:rsid="003a60e4" officeooo:paragraph-rsid="003a60e4" style:letter-kerning="false" style:font-name-asian="Arial2" style:font-size-asian="11pt" style:language-asian="en" style:country-asian="US" style:font-weight-asian="bold" style:font-name-complex="Arial2" style:font-size-complex="11pt" style:language-complex="ar" style:country-complex="SA"/>
    </style:style>
    <style:style style:name="P63" style:family="paragraph" style:parent-style-name="Standard">
      <style:paragraph-properties fo:margin-top="0.1665in" fo:margin-bottom="0.1665in" loext:contextual-spacing="false" fo:break-before="page"/>
      <style:text-properties style:font-name="Nimbus Roman" officeooo:paragraph-rsid="003a60e4"/>
    </style:style>
    <style:style style:name="P64" style:family="paragraph" style:parent-style-name="Standard">
      <style:paragraph-properties fo:break-before="page"/>
      <style:text-properties style:font-name="Nimbus Roman" fo:font-size="14pt" fo:font-weight="bold" style:font-size-asian="14pt" style:font-weight-asian="bold" style:font-size-complex="14pt"/>
    </style:style>
    <style:style style:name="P65" style:family="paragraph" style:parent-style-name="Text_20_body">
      <style:text-properties officeooo:rsid="003bcee7" officeooo:paragraph-rsid="003bcee7"/>
    </style:style>
    <style:style style:name="P66" style:family="paragraph" style:parent-style-name="Text_20_body">
      <style:paragraph-properties fo:margin-left="0.25in" fo:margin-right="0in" fo:margin-top="0.0417in" fo:margin-bottom="0in" loext:contextual-spacing="false" fo:line-height="120%" fo:text-indent="0in" style:auto-text-indent="false" style:writing-mode="lr-tb"/>
    </style:style>
    <style:style style:name="P67" style:family="paragraph" style:parent-style-name="Text_20_body">
      <style:paragraph-properties fo:margin-top="0.139in" fo:margin-bottom="0in" loext:contextual-spacing="false" fo:line-height="120%"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3b78a" style:font-weight-asian="bold" style:font-weight-complex="bold"/>
    </style:style>
    <style:style style:name="T4" style:family="text">
      <style:text-properties fo:font-weight="bold" officeooo:rsid="002f9005" style:font-weight-asian="bold" style:font-weight-complex="bold"/>
    </style:style>
    <style:style style:name="T5" style:family="text">
      <style:text-properties fo:font-weight="bold" officeooo:rsid="003a60e4" style:font-weight-asian="bold"/>
    </style:style>
    <style:style style:name="T6" style:family="text">
      <style:text-properties fo:font-weight="bold" style:font-name-asian="Arial Unicode MS" style:font-weight-asian="bold" style:font-name-complex="Arial Unicode MS"/>
    </style:style>
    <style:style style:name="T7" style:family="text">
      <style:text-properties style:text-position="super 58%"/>
    </style:style>
    <style:style style:name="T8" style:family="text">
      <style:text-properties style:text-position="super 58%" officeooo:rsid="002666e6"/>
    </style:style>
    <style:style style:name="T9" style:family="text">
      <style:text-properties fo:color="#1155cc" style:font-name="Nimbus Roman" style:text-underline-style="solid" style:text-underline-width="auto" style:text-underline-color="font-color" fo:font-weight="bold" style:font-weight-asian="bold"/>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officeooo:rsid="001b6759"/>
    </style:style>
    <style:style style:name="T12" style:family="text">
      <style:text-properties officeooo:rsid="001c7497"/>
    </style:style>
    <style:style style:name="T13" style:family="text">
      <style:text-properties officeooo:rsid="001edd0a"/>
    </style:style>
    <style:style style:name="T14" style:family="text">
      <style:text-properties officeooo:rsid="001f4b20"/>
    </style:style>
    <style:style style:name="T15" style:family="text">
      <style:text-properties officeooo:rsid="00226b4d"/>
    </style:style>
    <style:style style:name="T16" style:family="text">
      <style:text-properties officeooo:rsid="002666e6"/>
    </style:style>
    <style:style style:name="T17" style:family="text">
      <style:text-properties officeooo:rsid="002797a2"/>
    </style:style>
    <style:style style:name="T18" style:family="text">
      <style:text-properties officeooo:rsid="002b62f9"/>
    </style:style>
    <style:style style:name="T19" style:family="text">
      <style:text-properties officeooo:rsid="002d066b"/>
    </style:style>
    <style:style style:name="T20" style:family="text">
      <style:text-properties officeooo:rsid="002f6cca"/>
    </style:style>
    <style:style style:name="T21" style:family="text">
      <style:text-properties officeooo:rsid="0030be98"/>
    </style:style>
    <style:style style:name="T22" style:family="text">
      <style:text-properties style:font-name-asian="Arial Unicode MS" style:font-name-complex="Arial Unicode MS"/>
    </style:style>
    <style:style style:name="T23" style:family="text">
      <style:text-properties officeooo:rsid="001e142f" style:font-name-asian="Arial Unicode MS" style:font-name-complex="Arial Unicode MS"/>
    </style:style>
    <style:style style:name="T24" style:family="text">
      <style:text-properties officeooo:rsid="002666e6" style:font-name-asian="Arial Unicode MS" style:font-name-complex="Arial Unicode MS"/>
    </style:style>
    <style:style style:name="T25" style:family="text">
      <style:text-properties officeooo:rsid="001e69ae" style:font-name-asian="Arial Unicode MS" style:font-name-complex="Arial Unicode MS"/>
    </style:style>
    <style:style style:name="T26" style:family="text">
      <style:text-properties fo:font-weight="normal" style:font-name-asian="Arial Unicode MS" style:font-weight-asian="normal" style:font-name-complex="Arial Unicode MS" style:font-weight-complex="normal"/>
    </style:style>
    <style:style style:name="T27" style:family="text">
      <style:text-properties fo:font-weight="normal" officeooo:rsid="00199ff5" style:font-name-asian="Arial Unicode MS" style:font-weight-asian="normal" style:font-name-complex="Arial Unicode MS" style:font-weight-complex="normal"/>
    </style:style>
    <style:style style:name="T28" style:family="text">
      <style:text-properties style:font-name="Nimbus Roman"/>
    </style:style>
    <style:style style:name="T29" style:family="text">
      <style:text-properties style:font-name="Nimbus Roman" fo:font-weight="bold" style:font-weight-asian="bold" style:font-weight-complex="bold"/>
    </style:style>
    <style:style style:name="T30" style:family="text">
      <style:text-properties style:font-name="Nimbus Roman" fo:font-weight="bold" officeooo:rsid="001c7497" style:font-weight-asian="bold" style:font-weight-complex="bold"/>
    </style:style>
    <style:style style:name="T31" style:family="text">
      <style:text-properties officeooo:rsid="0035f7dc"/>
    </style:style>
    <style:style style:name="T32"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style:style style:name="T33" style:family="text">
      <style:text-properties fo:font-variant="normal" fo:text-transform="none" fo:color="#000000" style:text-line-through-style="none" style:text-line-through-type="none" style:font-name="Arial1" fo:font-size="11pt" fo:font-style="normal" style:text-underline-style="none" fo:font-weight="bold" officeooo:rsid="00226b4d" style:text-blinking="false" fo:background-color="transparent" loext:char-shading-value="0" style:font-size-asian="14pt" style:font-weight-asian="bold" style:font-size-complex="14pt"/>
    </style:style>
    <style:style style:name="T34" style:family="text">
      <style:text-properties fo:font-variant="normal" fo:text-transform="none" fo:color="#000000" style:text-line-through-style="none" style:text-line-through-type="none" style:font-name="Arial1" fo:font-size="11pt" fo:font-style="normal" style:text-underline-style="none" fo:font-weight="bold" officeooo:rsid="003a60e4" style:text-blinking="false" fo:background-color="transparent" loext:char-shading-value="0" style:font-size-asian="14pt" style:font-weight-asian="bold" style:font-size-complex="14pt"/>
    </style:style>
    <style:style style:name="T35"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style:font-name="Arial1" fo:font-size="11pt" fo:font-style="normal" style:text-underline-style="none" fo:font-weight="normal" officeooo:rsid="003a60e4" style:text-blinking="false" fo:background-color="transparent" loext:char-shading-value="0"/>
    </style:style>
    <style:style style:name="T3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8" style:family="text">
      <style:text-properties fo:font-variant="normal" fo:text-transform="none" fo:color="#000000" style:text-line-through-style="none" style:text-line-through-type="none" fo:font-size="14pt" style:text-underline-style="none" fo:font-weight="bold" officeooo:rsid="00226b4d" style:text-blinking="false" fo:background-color="transparent" loext:char-shading-value="0" style:font-size-asian="14pt" style:font-weight-asian="bold" style:font-size-complex="14pt"/>
    </style:style>
    <style:style style:name="T39" style:family="text">
      <style:text-properties officeooo:rsid="003bcee7"/>
    </style:style>
    <style:style style:name="T40" style:family="text">
      <style:text-properties style:use-window-font-color="true" style:font-name="Nimbus Roman" fo:font-size="11pt" fo:language="en" fo:country="none" officeooo:rsid="003bcee7" style:letter-kerning="false" style:font-name-asian="Arial2" style:font-size-asian="11pt" style:language-asian="en" style:country-asian="US" style:font-name-complex="Arial2" style:font-size-complex="11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bookmark text:name="_GoBack"/>Software Engineering 412 - Josh Robertson – SPMP: <text:span text:style-name="T15">Recruitment Initiative</text:span></text:p>
      <text:p text:style-name="P2">Part 0: Front Matter</text:p>
      <text:p text:style-name="P29"><text:span text:style-name="T1">0.1 TITLE PAGE:</text:span> <text:s/><text:tab/><text:span text:style-name="T4">fromw</text:span><text:span text:style-name="T3">ire2hire</text:span></text:p>
      <text:p text:style-name="P62">0.2 REVISION TABLE:</text:p>
      <table:table table:name="Table1" table:style-name="Table1">
        <table:table-column table:style-name="Table1.A" table:number-columns-repeated="2"/>
        <table:table-row table:style-name="Table1.1">
          <table:table-cell table:style-name="Table1.A1" office:value-type="string">
            <text:p text:style-name="P5">Date</text:p>
          </table:table-cell>
          <table:table-cell table:style-name="Table1.A1" office:value-type="string">
            <text:p text:style-name="P5">Revision Made</text:p>
          </table:table-cell>
        </table:table-row>
        <table:table-row table:style-name="Table1.1">
          <table:table-cell table:style-name="Table1.A1" office:value-type="string">
            <text:p text:style-name="P10">2/23/2020</text:p>
          </table:table-cell>
          <table:table-cell table:style-name="Table1.A1" office:value-type="string">
            <text:p text:style-name="P10">Reworked Proposal</text:p>
          </table:table-cell>
        </table:table-row>
        <table:table-row table:style-name="Table1.1">
          <table:table-cell table:style-name="Table1.A1" office:value-type="string">
            <text:p text:style-name="P10">3/27/2020</text:p>
          </table:table-cell>
          <table:table-cell table:style-name="Table1.A1" office:value-type="string">
            <text:p text:style-name="P10">Considered addition of Wordpress plugin to build resume</text:p>
          </table:table-cell>
        </table:table-row>
        <table:table-row table:style-name="Table1.4">
          <table:table-cell table:style-name="Table1.A4" office:value-type="string">
            <text:p text:style-name="P11">4/6/2020</text:p>
          </table:table-cell>
          <table:table-cell table:style-name="Table1.A4" office:value-type="string">
            <text:p text:style-name="P11">Decision to implement 2 Wordpress plugins to assist with resume display and contact page to email support, <text:span text:style-name="T31">rather than hardcoding</text:span></text:p>
          </table:table-cell>
        </table:table-row>
        <table:table-row table:style-name="Table1.4">
          <table:table-cell table:style-name="Table1.A4" office:value-type="string">
            <text:p text:style-name="P11">4/12/2020</text:p>
          </table:table-cell>
          <table:table-cell table:style-name="Table1.A4" office:value-type="string">
            <text:p text:style-name="P11">Changed the design of project to support a general population of prospective clients rather then just one. Using my self as an example page.</text:p>
          </table:table-cell>
        </table:table-row>
        <table:table-row table:style-name="Table1.4">
          <table:table-cell table:style-name="Table1.A4" office:value-type="string">
            <text:p text:style-name="P13">4/16/2020</text:p>
          </table:table-cell>
          <table:table-cell table:style-name="Table1.A4" office:value-type="string">
            <text:p text:style-name="P13">Changed name of project from “Inside InfoSec” to “Wire2Hire”.</text:p>
          </table:table-cell>
        </table:table-row>
        <table:table-row table:style-name="Table1.4">
          <table:table-cell table:style-name="Table1.A4" office:value-type="string">
            <text:p text:style-name="P21">4/25/2020</text:p>
          </table:table-cell>
          <table:table-cell table:style-name="Table1.A4" office:value-type="string">
            <text:p text:style-name="P21">Instead of using myself as the presentation example, I’m going to use my dog.</text:p>
          </table:table-cell>
        </table:table-row>
      </table:table>
      <text:p text:style-name="P29"/>
      <text:p text:style-name="P61"><text:span text:style-name="T1">0.</text:span><text:span text:style-name="T5">3</text:span><text:span text:style-name="T1"> PREFACE:</text:span> Scope – The site will feature a professional, online resume <text:span text:style-name="T15">for clients.</text:span> It will then branch out to feature projects and other tutorial-like implementations of the work <text:span text:style-name="T15">they’</text:span>ve completed with r<text:span text:style-name="T15">elevance to their area of prospective job hunting</text:span>.</text:p>
      <text:p text:style-name="P61"><text:a xlink:type="simple" xlink:href="https://docs.google.com/document/d/1LFK78w3IojASKrHlTXTJcDEFD4gAqesHdAyJDbDkU1g/edit#heading=h.surx9ftbidht" text:style-name="Internet_20_link" text:visited-style-name="Visited_20_Internet_20_Link"><text:span text:style-name="T33"/></text:a></text:p>
      <text:p text:style-name="P63"><text:bookmark text:name="docs-internal-guid-d3f4c312-7fff-9709-b525-68b119bd2796"/><text:a xlink:type="simple" xlink:href="https://docs.google.com/document/d/1LFK78w3IojASKrHlTXTJcDEFD4gAqesHdAyJDbDkU1g/edit#heading=h.surx9ftbidht" text:style-name="Internet_20_link" text:visited-style-name="Visited_20_Internet_20_Link"><text:span text:style-name="T33">Part 0: Front Matte</text:span></text:a><text:a xlink:type="simple" xlink:href="https://docs.google.com/document/d/1LFK78w3IojASKrHlTXTJcDEFD4gAqesHdAyJDbDkU1g/edit#heading=h.surx9ftbidht" text:style-name="Internet_20_link" text:visited-style-name="Visited_20_Internet_20_Link"><text:span text:style-name="T34">r<text:tab/></text:span></text:a><text:a xlink:type="simple" xlink:href="https://docs.google.com/document/d/1LFK78w3IojASKrHlTXTJcDEFD4gAqesHdAyJDbDkU1g/edit#heading=h.surx9ftbidht" text:style-name="Internet_20_link" text:visited-style-name="Visited_20_Internet_20_Link"><text:span text:style-name="T38"> <text:tab/><text:tab/><text:tab/><text:tab/><text:tab/></text:span></text:a><text:a xlink:type="simple" xlink:href="https://docs.google.com/document/d/1LFK78w3IojASKrHlTXTJcDEFD4gAqesHdAyJDbDkU1g/edit#heading=h.surx9ftbidht" text:style-name="Internet_20_link" text:visited-style-name="Visited_20_Internet_20_Link"><text:span text:style-name="T33">1</text:span></text:a></text:p>
      <text:p text:style-name="P66"><text:a xlink:type="simple" xlink:href="https://docs.google.com/document/d/1LFK78w3IojASKrHlTXTJcDEFD4gAqesHdAyJDbDkU1g/edit#heading=h.ydmt5rjowkoy" text:style-name="Internet_20_link" text:visited-style-name="Visited_20_Internet_20_Link"><text:span text:style-name="T35">0.1 TITLE PAGE:  Education Game Group Project</text:span></text:a><text:a xlink:type="simple" xlink:href="https://docs.google.com/document/d/1LFK78w3IojASKrHlTXTJcDEFD4gAqesHdAyJDbDkU1g/edit#heading=h.ydmt5rjowkoy" text:style-name="Internet_20_link" text:visited-style-name="Visited_20_Internet_20_Link"><text:span text:style-name="T37"> <text:tab/></text:span></text:a><text:a xlink:type="simple" xlink:href="https://docs.google.com/document/d/1LFK78w3IojASKrHlTXTJcDEFD4gAqesHdAyJDbDkU1g/edit#heading=h.ydmt5rjowkoy" text:style-name="Internet_20_link" text:visited-style-name="Visited_20_Internet_20_Link"><text:span text:style-name="T35">1</text:span></text:a></text:p>
      <text:p text:style-name="P66"><text:a xlink:type="simple" xlink:href="https://docs.google.com/document/d/1LFK78w3IojASKrHlTXTJcDEFD4gAqesHdAyJDbDkU1g/edit#heading=h.5rqcjzdqogkq" text:style-name="Internet_20_link" text:visited-style-name="Visited_20_Internet_20_Link"><text:span text:style-name="T35">0.2 REVISION Table:<text:tab/><text:tab/><text:tab/><text:tab/><text:tab/>1</text:span></text:a></text:p>
      <text:p text:style-name="P66"><text:a xlink:type="simple" xlink:href="https://docs.google.com/document/d/1LFK78w3IojASKrHlTXTJcDEFD4gAqesHdAyJDbDkU1g/edit#heading=h.7ui9wwhlwww3" text:style-name="Internet_20_link" text:visited-style-name="Visited_20_Internet_20_Link"><text:span text:style-name="T35">0.3 PREFACE:</text:span></text:a><text:a xlink:type="simple" xlink:href="https://docs.google.com/document/d/1LFK78w3IojASKrHlTXTJcDEFD4gAqesHdAyJDbDkU1g/edit#heading=h.7ui9wwhlwww3" text:style-name="Internet_20_link" text:visited-style-name="Visited_20_Internet_20_Link"><text:span text:style-name="T37"> <text:tab/><text:tab/><text:tab/><text:tab/><text:tab/><text:tab/></text:span></text:a><text:a xlink:type="simple" xlink:href="https://docs.google.com/document/d/1LFK78w3IojASKrHlTXTJcDEFD4gAqesHdAyJDbDkU1g/edit#heading=h.7ui9wwhlwww3" text:style-name="Internet_20_link" text:visited-style-name="Visited_20_Internet_20_Link"><text:span text:style-name="T35">1</text:span></text:a></text:p>
      <text:p text:style-name="P67"><text:a xlink:type="simple" xlink:href="https://docs.google.com/document/d/1LFK78w3IojASKrHlTXTJcDEFD4gAqesHdAyJDbDkU1g/edit#heading=h.332ex8c8xg2v" text:style-name="Internet_20_link" text:visited-style-name="Visited_20_Internet_20_Link"><text:span text:style-name="T32">Part 1: Introduction <text:tab/></text:span></text:a><text:a xlink:type="simple" xlink:href="https://docs.google.com/document/d/1LFK78w3IojASKrHlTXTJcDEFD4gAqesHdAyJDbDkU1g/edit#heading=h.332ex8c8xg2v" text:style-name="Internet_20_link" text:visited-style-name="Visited_20_Internet_20_Link"><text:span text:style-name="T37"> <text:tab/><text:tab/><text:tab/><text:tab/><text:tab/></text:span></text:a><text:a xlink:type="simple" xlink:href="https://docs.google.com/document/d/1LFK78w3IojASKrHlTXTJcDEFD4gAqesHdAyJDbDkU1g/edit#heading=h.332ex8c8xg2v" text:style-name="Internet_20_link" text:visited-style-name="Visited_20_Internet_20_Link"><text:span text:style-name="T32">3</text:span></text:a></text:p>
      <text:p text:style-name="P66"><text:a xlink:type="simple" xlink:href="https://docs.google.com/document/d/1LFK78w3IojASKrHlTXTJcDEFD4gAqesHdAyJDbDkU1g/edit#heading=h.ed88s51tfscl" text:style-name="Internet_20_link" text:visited-style-name="Visited_20_Internet_20_Link"><text:span text:style-name="T35">1.1 Project Overview<text:tab/> <text:tab/><text:tab/><text:tab/><text:tab/>3</text:span></text:a></text:p>
      <text:p text:style-name="P66"><text:a xlink:type="simple" xlink:href="https://docs.google.com/document/d/1LFK78w3IojASKrHlTXTJcDEFD4gAqesHdAyJDbDkU1g/edit#heading=h.qqltyuptygap" text:style-name="Internet_20_link" text:visited-style-name="Visited_20_Internet_20_Link"><text:span text:style-name="T35">1.2 Project Deliverables</text:span></text:a><text:a xlink:type="simple" xlink:href="https://docs.google.com/document/d/1LFK78w3IojASKrHlTXTJcDEFD4gAqesHdAyJDbDkU1g/edit#heading=h.qqltyuptygap" text:style-name="Internet_20_link" text:visited-style-name="Visited_20_Internet_20_Link"><text:span text:style-name="T37"> <text:tab/></text:span></text:a><text:span text:style-name="T35"><text:tab/><text:tab/><text:tab/><text:tab/></text:span><text:span text:style-name="T36">3</text:span></text:p>
      <text:p text:style-name="P66"><text:a xlink:type="simple" xlink:href="https://docs.google.com/document/d/1LFK78w3IojASKrHlTXTJcDEFD4gAqesHdAyJDbDkU1g/edit#heading=h.q0zkppyoh5mr" text:style-name="Internet_20_link" text:visited-style-name="Visited_20_Internet_20_Link"><text:span text:style-name="T35">1.3 Evolution of the SPMP</text:span></text:a><text:a xlink:type="simple" xlink:href="https://docs.google.com/document/d/1LFK78w3IojASKrHlTXTJcDEFD4gAqesHdAyJDbDkU1g/edit#heading=h.q0zkppyoh5mr" text:style-name="Internet_20_link" text:visited-style-name="Visited_20_Internet_20_Link"><text:span text:style-name="T37"> <text:tab/><text:tab/><text:tab/><text:tab/></text:span></text:a><text:a xlink:type="simple" xlink:href="https://docs.google.com/document/d/1LFK78w3IojASKrHlTXTJcDEFD4gAqesHdAyJDbDkU1g/edit#heading=h.q0zkppyoh5mr" text:style-name="Internet_20_link" text:visited-style-name="Visited_20_Internet_20_Link"><text:span text:style-name="T35">4</text:span></text:a></text:p>
      <text:p text:style-name="P66"><text:a xlink:type="simple" xlink:href="https://docs.google.com/document/d/1LFK78w3IojASKrHlTXTJcDEFD4gAqesHdAyJDbDkU1g/edit#heading=h.et3tiobvlyu2" text:style-name="Internet_20_link" text:visited-style-name="Visited_20_Internet_20_Link"><text:span text:style-name="T35">1.4 Reference Materials <text:tab/><text:tab/><text:tab/><text:tab/><text:tab/>5</text:span></text:a></text:p>
      <text:p text:style-name="P66"><text:a xlink:type="simple" xlink:href="https://docs.google.com/document/d/1LFK78w3IojASKrHlTXTJcDEFD4gAqesHdAyJDbDkU1g/edit#heading=h.35vjh5hihyj4" text:style-name="Internet_20_link" text:visited-style-name="Visited_20_Internet_20_Link"><text:span text:style-name="T35">1.5 Definitions and Acronyms</text:span></text:a><text:a xlink:type="simple" xlink:href="https://docs.google.com/document/d/1LFK78w3IojASKrHlTXTJcDEFD4gAqesHdAyJDbDkU1g/edit#heading=h.35vjh5hihyj4" text:style-name="Internet_20_link" text:visited-style-name="Visited_20_Internet_20_Link"><text:span text:style-name="T37"> <text:tab/><text:tab/><text:tab/><text:tab/></text:span></text:a><text:a xlink:type="simple" xlink:href="https://docs.google.com/document/d/1LFK78w3IojASKrHlTXTJcDEFD4gAqesHdAyJDbDkU1g/edit#heading=h.35vjh5hihyj4" text:style-name="Internet_20_link" text:visited-style-name="Visited_20_Internet_20_Link"><text:span text:style-name="T35">5</text:span></text:a></text:p>
      <text:p text:style-name="P67"><text:a xlink:type="simple" xlink:href="https://docs.google.com/document/d/1LFK78w3IojASKrHlTXTJcDEFD4gAqesHdAyJDbDkU1g/edit#heading=h.oqo08k6gbacy" text:style-name="Internet_20_link" text:visited-style-name="Visited_20_Internet_20_Link"><text:span text:style-name="T32">Part 2: Project Organization</text:span></text:a><text:a xlink:type="simple" xlink:href="https://docs.google.com/document/d/1LFK78w3IojASKrHlTXTJcDEFD4gAqesHdAyJDbDkU1g/edit#heading=h.oqo08k6gbacy" text:style-name="Internet_20_link" text:visited-style-name="Visited_20_Internet_20_Link"><text:span text:style-name="T37"> <text:tab/><text:tab/><text:tab/><text:tab/></text:span></text:a><text:a xlink:type="simple" xlink:href="https://docs.google.com/document/d/1LFK78w3IojASKrHlTXTJcDEFD4gAqesHdAyJDbDkU1g/edit#heading=h.oqo08k6gbacy" text:style-name="Internet_20_link" text:visited-style-name="Visited_20_Internet_20_Link"><text:span text:style-name="T32">5</text:span></text:a></text:p>
      <text:p text:style-name="P66"><text:a xlink:type="simple" xlink:href="https://docs.google.com/document/d/1LFK78w3IojASKrHlTXTJcDEFD4gAqesHdAyJDbDkU1g/edit#heading=h.u1mxaw8tjh1q" text:style-name="Internet_20_link" text:visited-style-name="Visited_20_Internet_20_Link"><text:span text:style-name="T35">2.1 Process Model:</text:span></text:a><text:a xlink:type="simple" xlink:href="https://docs.google.com/document/d/1LFK78w3IojASKrHlTXTJcDEFD4gAqesHdAyJDbDkU1g/edit#heading=h.u1mxaw8tjh1q" text:style-name="Internet_20_link" text:visited-style-name="Visited_20_Internet_20_Link"><text:span text:style-name="T37"> <text:tab/><text:tab/><text:tab/><text:tab/><text:tab/></text:span></text:a><text:a xlink:type="simple" xlink:href="https://docs.google.com/document/d/1LFK78w3IojASKrHlTXTJcDEFD4gAqesHdAyJDbDkU1g/edit#heading=h.u1mxaw8tjh1q" text:style-name="Internet_20_link" text:visited-style-name="Visited_20_Internet_20_Link"><text:span text:style-name="T35">5</text:span></text:a></text:p>
      <text:p text:style-name="P66"><text:a xlink:type="simple" xlink:href="https://docs.google.com/document/d/1LFK78w3IojASKrHlTXTJcDEFD4gAqesHdAyJDbDkU1g/edit#heading=h.klbhgvus9krn" text:style-name="Internet_20_link" text:visited-style-name="Visited_20_Internet_20_Link"><text:span text:style-name="T35">2.2 Organizational Structure:</text:span></text:a><text:a xlink:type="simple" xlink:href="https://docs.google.com/document/d/1LFK78w3IojASKrHlTXTJcDEFD4gAqesHdAyJDbDkU1g/edit#heading=h.klbhgvus9krn" text:style-name="Internet_20_link" text:visited-style-name="Visited_20_Internet_20_Link"><text:span text:style-name="T37"> <text:tab/><text:tab/><text:tab/><text:tab/></text:span></text:a><text:a xlink:type="simple" xlink:href="https://docs.google.com/document/d/1LFK78w3IojASKrHlTXTJcDEFD4gAqesHdAyJDbDkU1g/edit#heading=h.klbhgvus9krn" text:style-name="Internet_20_link" text:visited-style-name="Visited_20_Internet_20_Link"><text:span text:style-name="T35">6</text:span></text:a></text:p>
      <text:p text:style-name="P66"><text:a xlink:type="simple" xlink:href="https://docs.google.com/document/d/1LFK78w3IojASKrHlTXTJcDEFD4gAqesHdAyJDbDkU1g/edit#heading=h.kva24cp4j55q" text:style-name="Internet_20_link" text:visited-style-name="Visited_20_Internet_20_Link"><text:span text:style-name="T35">2.3 Organizational Interfaces:</text:span></text:a><text:a xlink:type="simple" xlink:href="https://docs.google.com/document/d/1LFK78w3IojASKrHlTXTJcDEFD4gAqesHdAyJDbDkU1g/edit#heading=h.kva24cp4j55q" text:style-name="Internet_20_link" text:visited-style-name="Visited_20_Internet_20_Link"><text:span text:style-name="T37"> <text:tab/><text:tab/><text:tab/><text:tab/></text:span></text:a><text:a xlink:type="simple" xlink:href="https://docs.google.com/document/d/1LFK78w3IojASKrHlTXTJcDEFD4gAqesHdAyJDbDkU1g/edit#heading=h.kva24cp4j55q" text:style-name="Internet_20_link" text:visited-style-name="Visited_20_Internet_20_Link"><text:span text:style-name="T35">6</text:span></text:a></text:p>
      <text:p text:style-name="P66"><text:a xlink:type="simple" xlink:href="https://docs.google.com/document/d/1LFK78w3IojASKrHlTXTJcDEFD4gAqesHdAyJDbDkU1g/edit#heading=h.k1krn3qqp6sk" text:style-name="Internet_20_link" text:visited-style-name="Visited_20_Internet_20_Link"><text:span text:style-name="T35">2.4 Project responsibilities:</text:span></text:a><text:a xlink:type="simple" xlink:href="https://docs.google.com/document/d/1LFK78w3IojASKrHlTXTJcDEFD4gAqesHdAyJDbDkU1g/edit#heading=h.k1krn3qqp6sk" text:style-name="Internet_20_link" text:visited-style-name="Visited_20_Internet_20_Link"><text:span text:style-name="T37"> <text:tab/><text:tab/><text:tab/><text:tab/></text:span></text:a><text:a xlink:type="simple" xlink:href="https://docs.google.com/document/d/1LFK78w3IojASKrHlTXTJcDEFD4gAqesHdAyJDbDkU1g/edit#heading=h.k1krn3qqp6sk" text:style-name="Internet_20_link" text:visited-style-name="Visited_20_Internet_20_Link"><text:span text:style-name="T35">6</text:span></text:a></text:p>
      <text:p text:style-name="P67"><text:a xlink:type="simple" xlink:href="https://docs.google.com/document/d/1LFK78w3IojASKrHlTXTJcDEFD4gAqesHdAyJDbDkU1g/edit#heading=h.gm3h44jgwuxa" text:style-name="Internet_20_link" text:visited-style-name="Visited_20_Internet_20_Link"><text:span text:style-name="T32">Part 3: Managerial Process <text:tab/><text:tab/><text:tab/><text:tab/>7</text:span></text:a></text:p>
      <text:p text:style-name="P66"><text:a xlink:type="simple" xlink:href="https://docs.google.com/document/d/1LFK78w3IojASKrHlTXTJcDEFD4gAqesHdAyJDbDkU1g/edit#heading=h.jay7u466kfxv" text:style-name="Internet_20_link" text:visited-style-name="Visited_20_Internet_20_Link"><text:span text:style-name="T35">3.1: Management Objectives and Priorities <text:tab/><text:tab/>7</text:span></text:a></text:p>
      <text:p text:style-name="P66"><text:a xlink:type="simple" xlink:href="https://docs.google.com/document/d/1LFK78w3IojASKrHlTXTJcDEFD4gAqesHdAyJDbDkU1g/edit#heading=h.il8cji1dpsu1" text:style-name="Internet_20_link" text:visited-style-name="Visited_20_Internet_20_Link"><text:span text:style-name="T35">3.2 Assumptions, Dependencies, and Constraints</text:span></text:a><text:a xlink:type="simple" xlink:href="https://docs.google.com/document/d/1LFK78w3IojASKrHlTXTJcDEFD4gAqesHdAyJDbDkU1g/edit#heading=h.il8cji1dpsu1" text:style-name="Internet_20_link" text:visited-style-name="Visited_20_Internet_20_Link"><text:span text:style-name="T37"> <text:tab/></text:span></text:a><text:a xlink:type="simple" xlink:href="https://docs.google.com/document/d/1LFK78w3IojASKrHlTXTJcDEFD4gAqesHdAyJDbDkU1g/edit#heading=h.il8cji1dpsu1" text:style-name="Internet_20_link" text:visited-style-name="Visited_20_Internet_20_Link"><text:span text:style-name="T35">7</text:span></text:a></text:p>
      <text:p text:style-name="P66"><text:a xlink:type="simple" xlink:href="https://docs.google.com/document/d/1LFK78w3IojASKrHlTXTJcDEFD4gAqesHdAyJDbDkU1g/edit#heading=h.ysqtyigb04d" text:style-name="Internet_20_link" text:visited-style-name="Visited_20_Internet_20_Link"><text:span text:style-name="T35">3.3 Risk factors</text:span></text:a><text:a xlink:type="simple" xlink:href="https://docs.google.com/document/d/1LFK78w3IojASKrHlTXTJcDEFD4gAqesHdAyJDbDkU1g/edit#heading=h.ysqtyigb04d" text:style-name="Internet_20_link" text:visited-style-name="Visited_20_Internet_20_Link"><text:span text:style-name="T37"> <text:tab/><text:tab/><text:tab/><text:tab/><text:tab/><text:tab/></text:span></text:a><text:a xlink:type="simple" xlink:href="https://docs.google.com/document/d/1LFK78w3IojASKrHlTXTJcDEFD4gAqesHdAyJDbDkU1g/edit#heading=h.ysqtyigb04d" text:style-name="Internet_20_link" text:visited-style-name="Visited_20_Internet_20_Link"><text:span text:style-name="T35">7</text:span></text:a></text:p>
      <text:p text:style-name="P66"><text:a xlink:type="simple" xlink:href="https://docs.google.com/document/d/1LFK78w3IojASKrHlTXTJcDEFD4gAqesHdAyJDbDkU1g/edit#heading=h.8m6gt7fkz3rx" text:style-name="Internet_20_link" text:visited-style-name="Visited_20_Internet_20_Link"><text:span text:style-name="T35">3.4 Staffing Plan</text:span></text:a><text:a xlink:type="simple" xlink:href="https://docs.google.com/document/d/1LFK78w3IojASKrHlTXTJcDEFD4gAqesHdAyJDbDkU1g/edit#heading=h.8m6gt7fkz3rx" text:style-name="Internet_20_link" text:visited-style-name="Visited_20_Internet_20_Link"><text:span text:style-name="T37"> <text:tab/><text:tab/><text:tab/><text:tab/><text:tab/><text:tab/></text:span></text:a><text:a xlink:type="simple" xlink:href="https://docs.google.com/document/d/1LFK78w3IojASKrHlTXTJcDEFD4gAqesHdAyJDbDkU1g/edit#heading=h.8m6gt7fkz3rx" text:style-name="Internet_20_link" text:visited-style-name="Visited_20_Internet_20_Link"><text:span text:style-name="T35">7</text:span></text:a></text:p>
      <text:p text:style-name="P66"><text:a xlink:type="simple" xlink:href="https://docs.google.com/document/d/1LFK78w3IojASKrHlTXTJcDEFD4gAqesHdAyJDbDkU1g/edit#heading=h.1n7pcpojm0f2" text:style-name="Internet_20_link" text:visited-style-name="Visited_20_Internet_20_Link"><text:span text:style-name="T35">3.5 Monitoring and Controlling Mechanisms <text:tab/><text:tab/>8</text:span></text:a></text:p>
      <text:p text:style-name="P67"><text:a xlink:type="simple" xlink:href="https://docs.google.com/document/d/1LFK78w3IojASKrHlTXTJcDEFD4gAqesHdAyJDbDkU1g/edit#heading=h.jnbeynkkrskf" text:style-name="Internet_20_link" text:visited-style-name="Visited_20_Internet_20_Link"><text:span text:style-name="T32">Part 4: Technical Process</text:span></text:a><text:a xlink:type="simple" xlink:href="https://docs.google.com/document/d/1LFK78w3IojASKrHlTXTJcDEFD4gAqesHdAyJDbDkU1g/edit#heading=h.jnbeynkkrskf" text:style-name="Internet_20_link" text:visited-style-name="Visited_20_Internet_20_Link"><text:span text:style-name="T37"> <text:tab/><text:tab/><text:tab/><text:tab/><text:tab/></text:span></text:a><text:a xlink:type="simple" xlink:href="https://docs.google.com/document/d/1LFK78w3IojASKrHlTXTJcDEFD4gAqesHdAyJDbDkU1g/edit#heading=h.jnbeynkkrskf" text:style-name="Internet_20_link" text:visited-style-name="Visited_20_Internet_20_Link"><text:span text:style-name="T32">8</text:span></text:a></text:p>
      <text:p text:style-name="P66"><text:a xlink:type="simple" xlink:href="https://docs.google.com/document/d/1LFK78w3IojASKrHlTXTJcDEFD4gAqesHdAyJDbDkU1g/edit#heading=h.uofzq0efv1q7" text:style-name="Internet_20_link" text:visited-style-name="Visited_20_Internet_20_Link"><text:span text:style-name="T35">4.1 Methods, Tools and Techniques:<text:tab/><text:tab/><text:tab/>8</text:span></text:a></text:p>
      <text:p text:style-name="P66"><text:a xlink:type="simple" xlink:href="https://docs.google.com/document/d/1LFK78w3IojASKrHlTXTJcDEFD4gAqesHdAyJDbDkU1g/edit#heading=h.uqhl3cz1rmmk" text:style-name="Internet_20_link" text:visited-style-name="Visited_20_Internet_20_Link"><text:span text:style-name="T35">4.2 Software Documentation: <text:tab/><text:tab/><text:tab/><text:tab/>8</text:span></text:a></text:p>
      <text:p text:style-name="P66"><text:a xlink:type="simple" xlink:href="https://docs.google.com/document/d/1LFK78w3IojASKrHlTXTJcDEFD4gAqesHdAyJDbDkU1g/edit#heading=h.hm14arhwozye" text:style-name="Internet_20_link" text:visited-style-name="Visited_20_Internet_20_Link"><text:span text:style-name="T35">4.3 Project Support Functions:</text:span></text:a><text:a xlink:type="simple" xlink:href="https://docs.google.com/document/d/1LFK78w3IojASKrHlTXTJcDEFD4gAqesHdAyJDbDkU1g/edit#heading=h.hm14arhwozye" text:style-name="Internet_20_link" text:visited-style-name="Visited_20_Internet_20_Link"><text:span text:style-name="T37"> <text:tab/><text:tab/><text:tab/><text:tab/></text:span></text:a><text:a xlink:type="simple" xlink:href="https://docs.google.com/document/d/1LFK78w3IojASKrHlTXTJcDEFD4gAqesHdAyJDbDkU1g/edit#heading=h.hm14arhwozye" text:style-name="Internet_20_link" text:visited-style-name="Visited_20_Internet_20_Link"><text:span text:style-name="T35">8</text:span></text:a></text:p>
      <text:p text:style-name="P67"><text:a xlink:type="simple" xlink:href="https://docs.google.com/document/d/1LFK78w3IojASKrHlTXTJcDEFD4gAqesHdAyJDbDkU1g/edit#heading=h.yi2hqzzakt7d" text:style-name="Internet_20_link" text:visited-style-name="Visited_20_Internet_20_Link"><text:span text:style-name="T32">Part 5: Work Elements, Schedule, Budget</text:span></text:a><text:a xlink:type="simple" xlink:href="https://docs.google.com/document/d/1LFK78w3IojASKrHlTXTJcDEFD4gAqesHdAyJDbDkU1g/edit#heading=h.yi2hqzzakt7d" text:style-name="Internet_20_link" text:visited-style-name="Visited_20_Internet_20_Link"><text:span text:style-name="T37"> <text:tab/><text:tab/></text:span></text:a><text:a xlink:type="simple" xlink:href="https://docs.google.com/document/d/1LFK78w3IojASKrHlTXTJcDEFD4gAqesHdAyJDbDkU1g/edit#heading=h.yi2hqzzakt7d" text:style-name="Internet_20_link" text:visited-style-name="Visited_20_Internet_20_Link"><text:span text:style-name="T32">9</text:span></text:a></text:p>
      <text:p text:style-name="Text_20_body"><text:span text:style-name="T35"><text:s text:c="6"/>5.1 WBS<text:tab/></text:span><text:span text:style-name="T37"> <text:tab/><text:tab/><text:tab/><text:tab/><text:tab/><text:tab/></text:span><text:span text:style-name="T35">9</text:span></text:p>
      <text:p text:style-name="P65"><text:span text:style-name="T35"><text:s text:c="6"/>5.2 Gantt Chart<text:tab/>`<text:tab/><text:tab/><text:tab/><text:tab/><text:tab/>9</text:span></text:p>
      <text:p text:style-name="P65"><text:span text:style-name="T35"><text:s text:c="6"/>5.3 Budget<text:tab/><text:tab/><text:tab/><text:tab/><text:tab/><text:tab/>9</text:span></text:p>
      <text:p text:style-name="Text_20_body"><text:span text:style-name="T35"><text:tab/></text:span></text:p>
      <text:p text:style-name="P2"><text:soft-page-break/>Part 1: Introduction</text:p>
      <text:p text:style-name="P14">1.1 Project Overview</text:p>
      <text:p text:style-name="P4"/>
      <text:p text:style-name="P4">Executive summary: description of project, product summary</text:p>
      <text:p text:style-name="P22"><text:span text:style-name="T22">→ </text:span><text:span text:style-name="T23">As a recruiting service,</text:span><text:span text:style-name="T22"> </text:span><text:span text:style-name="T23">we fit our clients information from their resume, contact information, and </text:span><text:span text:style-name="T24">up to date</text:span><text:span text:style-name="T23"> portfolio of projects onto a website to reach a wider hiring audience. </text:span><text:span text:style-name="T25">The product will be a wordpress site created through Amazon Web Services and hosted through AWS and Route 53. </text:span><text:span text:style-name="T24">Clients include recruiters with a client-base in need of our product, or individual private clients that wish to use our services</text:span></text:p>
      <text:p text:style-name="P23"/>
      <text:p text:style-name="P14">1.2 Project Deliverables</text:p>
      <text:p text:style-name="P4">All items to be delivered, including delivery dates and location </text:p>
      <text:list xml:id="list1903017435" text:style-name="WWNum3">
        <text:list-item>
          <text:p text:style-name="P32"><text:span text:style-name="T16">February</text:span> <text:span text:style-name="T16">9</text:span><text:span text:style-name="T8">th</text:span>, 2020 – <text:span text:style-name="T16">Blackboard</text:span></text:p>
          <text:list>
            <text:list-item>
              <text:p text:style-name="P33">Topic Proposal Submission</text:p>
            </text:list-item>
          </text:list>
        </text:list-item>
        <text:list-item>
          <text:p text:style-name="P34">March 1<text:span text:style-name="T7">st</text:span>, 2020 – Blackboard</text:p>
          <text:list>
            <text:list-item>
              <text:p text:style-name="P34">Topic Proposal Review</text:p>
            </text:list-item>
          </text:list>
        </text:list-item>
        <text:list-item>
          <text:p text:style-name="P31"><text:span text:style-name="T16">April 6</text:span><text:span text:style-name="T8">th</text:span>, 2020 – <text:span text:style-name="T17">Blackboard</text:span></text:p>
          <text:list>
            <text:list-item>
              <text:p text:style-name="P35">Topic Proposal Resubmission</text:p>
            </text:list-item>
          </text:list>
        </text:list-item>
        <text:list-item>
          <text:p text:style-name="P31">April 8<text:span text:style-name="T7">th </text:span>- Virtual Meeting </text:p>
          <text:list>
            <text:list-item>
              <text:p text:style-name="P31">Design Review Meeting</text:p>
            </text:list-item>
            <text:list-item>
              <text:p text:style-name="P33">Tool Selection Review</text:p>
            </text:list-item>
            <text:list-item>
              <text:p text:style-name="P33">Use Case Review</text:p>
            </text:list-item>
          </text:list>
        </text:list-item>
        <text:list-item>
          <text:p text:style-name="P36">April 16<text:span text:style-name="T7">th</text:span>, <text:span text:style-name="T17">2020 – Github</text:span></text:p>
          <text:list>
            <text:list-item>
              <text:p text:style-name="P35">Github Repository Initialization</text:p>
              <text:list>
                <text:list-item>
                  <text:p text:style-name="P35">Title: Inside Infosec</text:p>
                </text:list-item>
              </text:list>
            </text:list-item>
          </text:list>
        </text:list-item>
        <text:list-item>
          <text:p text:style-name="P35">April 29<text:span text:style-name="T7">th</text:span>, 2020 – Github</text:p>
          <text:list>
            <text:list-item>
              <text:p text:style-name="P35">Github Repository Reinitialization</text:p>
              <text:list>
                <text:list-item>
                  <text:p text:style-name="P37">New Title: fromwire2hire</text:p>
                </text:list-item>
              </text:list>
            </text:list-item>
          </text:list>
        </text:list-item>
        <text:list-item>
          <text:p text:style-name="P37">May 1<text:span text:style-name="T7">st</text:span>, 2020 – Blackboard</text:p>
          <text:list>
            <text:list-item>
              <text:p text:style-name="P37">Individual Package Final Submission</text:p>
              <text:list>
                <text:list-item>
                  <text:p text:style-name="P38">SPMP</text:p>
                </text:list-item>
                <text:list-item>
                  <text:p text:style-name="P38">Design Review <text:span text:style-name="T18">Meeting</text:span> Summary</text:p>
                </text:list-item>
                <text:list-item>
                  <text:p text:style-name="P38">Tool Selection Review</text:p>
                </text:list-item>
                <text:list-item>
                  <text:p text:style-name="P38">Use Cases</text:p>
                </text:list-item>
                <text:list-item>
                  <text:p text:style-name="P38">Gantt Chart</text:p>
                </text:list-item>
                <text:list-item>
                  <text:p text:style-name="P39">System Test Plan</text:p>
                </text:list-item>
                <text:list-item>
                  <text:p text:style-name="P39">Milestone Review</text:p>
                </text:list-item>
                <text:list-item>
                  <text:p text:style-name="P39">Presentation Powerpoint</text:p>
                </text:list-item>
              </text:list>
            </text:list-item>
          </text:list>
        </text:list-item>
        <text:list-item>
          <text:p text:style-name="P37">May 19<text:span text:style-name="T7">th</text:span>, 2020 – Discord/Webex</text:p>
          <text:list>
            <text:list-item>
              <text:p text:style-name="P39">Presentation</text:p>
            </text:list-item>
          </text:list>
        </text:list-item>
      </text:list>
      <text:p text:style-name="P14"><text:soft-page-break/>1.3 Evolution of the SPMP</text:p>
      <text:p text:style-name="P4">Plans for anticipated and unanticipated change</text:p>
      <text:p text:style-name="P4"/>
      <text:p text:style-name="P22"><text:span text:style-name="T6">→ Anticipated: </text:span><text:span text:style-name="T26">Anticipated change can bring about the discarding of optional, but effective portions of the site. One of these including the implementation of </text:span><text:span text:style-name="T27">added content such as blog posts or project descriptions (content)</text:span><text:span text:style-name="T26"> to assist with conveying information. The main priority are the Resume and the Projects sections, in which most </text:span><text:span text:style-name="T27">of the purpose of the site</text:span><text:span text:style-name="T26"> will be featured on.</text:span></text:p>
      <text:p text:style-name="P22"/>
      <text:p text:style-name="P22"><text:span text:style-name="T22">→ </text:span><text:span text:style-name="T1">Unanticipated:</text:span> Should redesign issues arise where time becomes evermore pressing, a redistribution of priorities may be in order to resolve the conflict. Another aspect that is subject to change would be the content pushed to the Project Section, as this is a section that can added upon at a later date and is more flexible. <text:span text:style-name="T18">In application, the contact form portion of the </text:span></text:p>
      <text:p text:style-name="P24"/>
      <text:p text:style-name="P14">1.4 Reference Materials</text:p>
      <text:p text:style-name="P4">Complete list of materials referenced in SPMP<text:tab/></text:p>
      <text:p text:style-name="P4"/>
      <text:list xml:id="list1085943982" text:style-name="WWNum6">
        <text:list-item>
          <text:p text:style-name="P41">Deploying Wordpress with LightSail:</text:p>
          <text:list>
            <text:list-item>
              <text:p text:style-name="P53"><text:a xlink:type="simple" xlink:href="https://aws.amazon.com/lightsail/projects/wordpress/" text:style-name="Internet_20_link" text:visited-style-name="Visited_20_Internet_20_Link"><text:span text:style-name="T28">https://aws.amazon.com/lightsail/projects/wordpress/</text:span></text:a><text:span text:style-name="T9"><text:tab/></text:span></text:p>
            </text:list-item>
          </text:list>
        </text:list-item>
        <text:list-item>
          <text:p text:style-name="P42">Building a Professional Wordpress Resume:</text:p>
          <text:list>
            <text:list-item>
              <text:p text:style-name="P53"><text:a xlink:type="simple" xlink:href="https://www.wpbeginner.com/plugins/how-to-build-a-professional-resume-in-wordpress/" text:style-name="Internet_20_link" text:visited-style-name="Visited_20_Internet_20_Link"><text:span text:style-name="T29">https://www.wpbeginner.com/plugins/how-to-build-a-professional-resume-in-wordpress/</text:span></text:a></text:p>
            </text:list-item>
          </text:list>
        </text:list-item>
        <text:list-item>
          <text:p text:style-name="P42">Resume Builder Plugin:</text:p>
          <text:list>
            <text:list-item>
              <text:p text:style-name="P55"><text:span text:style-name="Internet_20_link"><text:span text:style-name="T28">https://wordpress.org/plugins/resume-builder/</text:span></text:span></text:p>
            </text:list-item>
          </text:list>
        </text:list-item>
        <text:list-item>
          <text:p text:style-name="P43">Contact form to Email Plugin</text:p>
          <text:list>
            <text:list-item>
              <text:p text:style-name="P54"><text:a xlink:type="simple" xlink:href="https://wordpress.org/plugins/contact-form-to-email/" text:style-name="Internet_20_link" text:visited-style-name="Visited_20_Internet_20_Link"><text:span text:style-name="T30">https://wordpress.org/plugins/contact-form-to-email/</text:span></text:a></text:p>
            </text:list-item>
          </text:list>
        </text:list-item>
      </text:list>
      <text:p text:style-name="P1"/>
      <text:list xml:id="list509963088" text:style-name="WWNum1">
        <text:list-header>
          <text:p text:style-name="P44"><text:line-break/></text:p>
        </text:list-header>
      </text:list>
      <text:p text:style-name="P1"/>
      <text:p text:style-name="P1"/>
      <text:p text:style-name="P1"/>
      <text:p text:style-name="P2"/>
      <text:p text:style-name="P2"/>
      <text:p text:style-name="P2"/>
      <text:p text:style-name="P2"/>
      <text:p text:style-name="P2"/>
      <text:p text:style-name="P2"/>
      <text:p text:style-name="P2"/>
      <text:p text:style-name="P2"><text:soft-page-break/>Part 2: Project Organization</text:p>
      <text:p text:style-name="P15">2.1 Process Model:</text:p>
      <text:list xml:id="list3078354298" text:style-name="WWNum7">
        <text:list-header>
          <text:p text:style-name="P56">Client will have their resume featured on the front page of the site. Another page will feature a Contact page which will feature information for points of contact for the client. A third page will feature a portfolio of projects and developments <text:span text:style-name="T19">created and used by the client that are applicable to the line of employment the client is pursuing. Prospective employers and others on the web will visit the site to learn more of the client and their background, hopefully leading to future employment oppurtunities. </text:span></text:p>
        </text:list-header>
      </text:list>
      <text:p text:style-name="P6"/>
      <text:p text:style-name="P16">2.2 Orgnizational Structure</text:p>
      <text:p text:style-name="P1"><text:tab/>The Site: </text:p>
      <text:list xml:id="list2154285454" text:style-name="WWNum4">
        <text:list-item>
          <text:p text:style-name="P45">Will feature a professional “Resume” section <text:span text:style-name="T19">on the front page of the site</text:span></text:p>
        </text:list-item>
        <text:list-item>
          <text:p text:style-name="P45">Projects Past and Present will be hosted in a “Projects” section</text:p>
        </text:list-item>
        <text:list-item>
          <text:p text:style-name="P45">Tutorials on how to complete some basic projects will be available through the “Tutorials” section</text:p>
        </text:list-item>
        <text:list-item>
          <text:p text:style-name="P45">Will also feature a “Contact” page for hiring inquiries and other questions regarding my work or the site.</text:p>
        </text:list-item>
      </text:list>
      <text:p text:style-name="P1"><text:tab/>The Server:</text:p>
      <text:list xml:id="list3675370408" text:style-name="WWNum8">
        <text:list-item>
          <text:p text:style-name="P46">Will be hosted using AWS combined with LightSail Virtual Servers.</text:p>
        </text:list-item>
        <text:list-item>
          <text:p text:style-name="P46">Wordpress Server Site</text:p>
        </text:list-item>
        <text:list-item>
          <text:p text:style-name="P46">Domain Registration through Route 53</text:p>
        </text:list-item>
      </text:list>
      <text:p text:style-name="P1"/>
      <text:p text:style-name="P2"/>
      <text:p text:style-name="P27">Part 3: Managerial Process</text:p>
      <text:p text:style-name="P14">3.1: Management Objectives and Priorities</text:p>
      <text:list xml:id="list3094409643" text:style-name="WWNum5">
        <text:list-item>
          <text:p text:style-name="P47">The objectives that this <text:span text:style-name="T11">project prioritizes is that of content display and function. Does this site serve the purpose its intended to? Is the content that is displayed applicable to the purpose it serves? Will this project be useful not just in the long term, but for the future as well.</text:span></text:p>
        </text:list-item>
        <text:list-item>
          <text:p text:style-name="P47">The schedule for this project <text:span text:style-name="T12">trys to </text:span>align with the weekly deliverables as well as the dates set in the syllabus for this class. </text:p>
        </text:list-item>
        <text:list-item>
          <text:p text:style-name="P57">The budget is set to around 20$: including domain registration and host creation through AWS. <text:span text:style-name="T21">This will maximize profit while also not breaking the bank for the client. </text:span></text:p>
          <text:p text:style-name="P57"/>
        </text:list-item>
      </text:list>
      <text:p text:style-name="P14">3.2 Assumptions, Dependencies, and Constraints</text:p>
      <text:list xml:id="list345940693" text:style-name="WWNum2">
        <text:list-item>
          <text:p text:style-name="P48">This project depends on <text:span text:style-name="T14">the clients content that is requested to be featured. Obviously, more content, more of a time requirement.</text:span></text:p>
        </text:list-item>
        <text:list-item>
          <text:p text:style-name="P48">The constraints I am working under would be time, the due dates for the deliverables.</text:p>
        </text:list-item>
      </text:list>
      <text:p text:style-name="P25">3.3 Risk factors</text:p>
      <text:p text:style-name="P7"><text:tab/>Size of Project:</text:p>
      <text:p text:style-name="P18"><text:span text:style-name="T2"><text:tab/></text:span>If the project becomes too large I will reassess the implemenation of certain aspects of the site. <text:tab/><text:span text:style-name="T20">These aspects will be replaced by something that is effective for the time allotted to the response.</text:span></text:p>
      <text:p text:style-name="P18"><text:span text:style-name="T2"><text:tab/>Complexity of Project:</text:span> </text:p>
      <text:p text:style-name="P18"><text:tab/>If the project becomes too complex later down the road of the development cycle we will <text:tab/>have to simplify the branching of the project.</text:p>
      <text:p text:style-name="P7"><text:tab/>Client Acceptance:</text:p>
      <text:p text:style-name="P18"><text:span text:style-name="T2"><text:tab/></text:span> If the client is not primarily happy with aspects of the prototype or the reaction <text:tab/>displayed by an <text:tab/>audience that evaluated the project, then certain changes will be made <text:tab/>in accordance. Advice <text:tab/>will be especially useful when it comes to the success of the <text:tab/>project, <text:span text:style-name="T12">as it can be used to <text:tab/>groom a resume to be more useful and successful.</text:span></text:p>
      <text:p text:style-name="P18"/>
      <text:p text:style-name="P14">3.4 Monitoring and Controlling Mechanisms</text:p>
      <text:p text:style-name="P1"/>
      <text:p text:style-name="P8"><text:tab/>Github:</text:p>
      <text:p text:style-name="P19"><text:tab/>Github will be used primarily to track submissions and progress on the project, as <text:tab/>everything is timestamped. The code specifically will not be the primary component of <text:tab/>what is <text:tab/>uploaded, however, update posts will be made to notify the public of changes made to the <text:tab/>project as it progresses. </text:p>
      <text:p text:style-name="P20"/>
      <text:p text:style-name="P8"><text:tab/>Professor Broadwater and the COSC 412 Class Curriculum:</text:p>
      <text:p text:style-name="P20"><text:tab/>The oversight by Professor Broadwater is also a mechanism that will be used to keep the <text:tab/>project on track. This ensures that dependencies are fulfilled, deliverables are living and <text:tab/>consistent, and that productivity is apparent throughout all stages of the project.</text:p>
      <text:p text:style-name="P1"/>
      <text:p text:style-name="P3"><text:line-break/></text:p>
      <text:p text:style-name="P28">Part 4: Technical Process </text:p>
      <text:p text:style-name="P14">4.1 Methods, Tools and Techniques:</text:p>
      <text:p text:style-name="P1"><text:tab/><text:span text:style-name="T10">Tools Used:</text:span></text:p>
      <text:list xml:id="list138866395" text:style-name="WWNum9">
        <text:list-item>
          <text:p text:style-name="P49">Github</text:p>
        </text:list-item>
        <text:list-item>
          <text:p text:style-name="P49">AWS</text:p>
        </text:list-item>
        <text:list-item>
          <text:p text:style-name="P49">LightSail</text:p>
        </text:list-item>
        <text:list-item>
          <text:p text:style-name="P49">Route53</text:p>
        </text:list-item>
        <text:list-item>
          <text:p text:style-name="P49">Wordpress</text:p>
        </text:list-item>
        <text:list-item>
          <text:p text:style-name="P50">Resume-Builder Plugin</text:p>
        </text:list-item>
        <text:list-item>
          <text:p text:style-name="P50">Contact Form Email <text:span text:style-name="T13">Plugin</text:span></text:p>
        </text:list-item>
      </text:list>
      <text:p text:style-name="P1"/>
      <text:p text:style-name="P14">4.2 Software Documentation:</text:p>
      <text:p text:style-name="P30">For Software Documentation, Github Version Control will be used to maintain access to every version of the project as it is developed. If any major mistakes are made, an older version can be recovered to fix the mistake. <text:span text:style-name="T21">The SPMP and all review meetings will also be useful to track the progress, revisions, and other aspects of the development life cycle.</text:span></text:p>
      <text:p text:style-name="P1"/>
      <text:p text:style-name="P14">4.3 Project Support Functions:</text:p>
      <text:p text:style-name="P1"><text:span text:style-name="T1"><text:tab/></text:span>To ensure quality assurance, a reliable server host will be purchased from AWS. The current plan for the server host is Route 53, due to the website having a good reputation while still being affordable. The website will be tested once it is up, and ech section will be implemented consecutively based on priority. The Configuration Management Plan is to use GitHubs Version Control in order to ensure reliable CM so that no work is lost.</text:p>
      <text:p text:style-name="P1"/>
      <text:p text:style-name="P1"/>
      <text:p text:style-name="P1"/>
      <text:p text:style-name="P1"/>
      <text:p text:style-name="P1"/>
      <text:p text:style-name="P17"/>
      <text:p text:style-name="P26">Verification and Validation Plan(Table 4.4)</text:p>
      <text:p text:style-name="P9"/>
      <table:table table:name="Table2" table:style-name="Table2">
        <table:table-column table:style-name="Table2.A" table:number-columns-repeated="2"/>
        <table:table-row table:style-name="Table2.1">
          <table:table-cell table:style-name="Table2.A1" office:value-type="string">
            <text:p text:style-name="P5">User Requirements </text:p>
          </table:table-cell>
          <table:table-cell table:style-name="Table2.A1" office:value-type="string">
            <text:p text:style-name="P5">Method to Meet Requirements</text:p>
          </table:table-cell>
        </table:table-row>
        <table:table-row table:style-name="Table2.1">
          <table:table-cell table:style-name="Table2.A1" office:value-type="string">
            <text:p text:style-name="P10">Not hosted through any proprietary platforms</text:p>
          </table:table-cell>
          <table:table-cell table:style-name="Table2.A1" office:value-type="string">
            <text:p text:style-name="P10">Hosting own site with registered domain through AWS. The, using Lightsail to <text:span text:style-name="T39">serve the Wordpress site.</text:span></text:p>
          </table:table-cell>
        </table:table-row>
        <table:table-row table:style-name="Table2.1">
          <table:table-cell table:style-name="Table2.A1" office:value-type="string">
            <text:p text:style-name="P10">Present information that will get <text:span text:style-name="T39">user</text:span> hired</text:p>
          </table:table-cell>
          <table:table-cell table:style-name="Table2.A1" office:value-type="string">
            <text:p text:style-name="P58"><text:span text:style-name="T28">Use resources to transpose </text:span><text:span text:style-name="T40">the clients resume, contact information, and portfolio to a website which will reach a greater audience much more quickly then standard physical or digital resumes. </text:span></text:p>
          </table:table-cell>
        </table:table-row>
        <table:table-row table:style-name="Table2.4">
          <table:table-cell table:style-name="Table2.A1" office:value-type="string">
            <text:p text:style-name="P10">Contact Page</text:p>
          </table:table-cell>
          <table:table-cell table:style-name="Table2.A1" office:value-type="string">
            <text:p text:style-name="P10">Allows inquiries to projects, hiring interests, or other questions related to the site or <text:span text:style-name="T14">client</text:span> content.</text:p>
          </table:table-cell>
        </table:table-row>
      </table:table>
      <text:p text:style-name="P2"/>
      <text:p text:style-name="P27">Part 5: Work Elements, Schedule, Budget</text:p>
      <text:p text:style-name="P4">5.1 WBS </text:p>
      <text:p text:style-name="P52">-- Featured as a PDF File within the Deliverables Package --</text:p>
      <text:p text:style-name="P1"/>
      <text:p text:style-name="P4">5.2 GANTT SCHEDULE</text:p>
      <text:p text:style-name="P52">-- Featured as a Spreadsheet File within the Deliverables Package --</text:p>
      <text:p text:style-name="P1"/>
      <text:p text:style-name="P4">5.3 BUDGET</text:p>
      <text:p text:style-name="P12">The budget will consist of the labor to build the website. The fee to initiate the service through AWS and Lightsail. As well as the cost of the service each month/year. The final cost will be the cost to register the domain through Route53. This all should come around to an average cost per client of 30-40$ front cost, with 10-15$ per month.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Arial1" svg:font-family="Arial"/>
    <style:font-face style:name="Nimbus Roman" svg:font-family="'Nimbus 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2" svg:font-family="Arial"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Nimbus Sans" svg:font-family="'Nimbus Sans'"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imbus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text-properties style:use-window-font-color="true" style:font-name="Arial" fo:font-family="Arial" style:font-family-generic="roman" style:font-pitch="variable" fo:font-size="11pt" fo:language="en" fo:country="none" style:letter-kerning="false"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text-underline-style="none" style:font-name-complex="Wingdings1" style:font-family-complex="Wingdings" style:font-family-generic-complex="system" style:font-pitch-complex="variable"/>
    </style:style>
    <style:style style:name="ListLabel_20_2" style:display-name="ListLabel 2" style:family="text">
      <style:text-properties style:text-underline-style="none" style:font-name-complex="Wingdings 21" style:font-family-complex="'Wingdings 2'" style:font-family-generic-complex="system" style:font-pitch-complex="variable"/>
    </style:style>
    <style:style style:name="ListLabel_20_3" style:display-name="ListLabel 3" style:family="text">
      <style:text-properties style:text-underline-style="none" style:font-name-complex="OpenSymbol2" style:font-family-complex="OpenSymbol" style:font-family-generic-complex="system" style:font-pitch-complex="variable"/>
    </style:style>
    <style:style style:name="ListLabel_20_4" style:display-name="ListLabel 4" style:family="text">
      <style:text-properties style:text-underline-style="none" style:font-name-complex="Wingdings1"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2" style:font-family-complex="OpenSymbol" style:font-family-generic-complex="system" style:font-pitch-complex="variable"/>
    </style:style>
    <style:style style:name="ListLabel_20_7" style:display-name="ListLabel 7" style:family="text">
      <style:text-properties style:text-underline-style="none" style:font-name-complex="Wingdings1" style:font-family-complex="Wingdings" style:font-family-generic-complex="system" style:font-pitch-complex="variable"/>
    </style:style>
    <style:style style:name="ListLabel_20_8" style:display-name="ListLabel 8" style:family="text">
      <style:text-properties style:text-underline-style="none" style:font-name-complex="Wingdings 21" style:font-family-complex="'Wingdings 2'" style:font-family-generic-complex="system" style:font-pitch-complex="variable"/>
    </style:style>
    <style:style style:name="ListLabel_20_9" style:display-name="ListLabel 9" style:family="text">
      <style:text-properties style:text-underline-style="none" style:font-name-complex="OpenSymbol2" style:font-family-complex="OpenSymbol" style:font-family-generic-complex="system" style:font-pitch-complex="variable"/>
    </style:style>
    <style:style style:name="ListLabel_20_10" style:display-name="ListLabel 10" style:family="text">
      <style:text-properties style:text-underline-style="none" style:font-name-complex="OpenSymbol2" style:font-family-complex="OpenSymbol" style:font-family-generic-complex="system" style:font-pitch-complex="variable"/>
    </style:style>
    <style:style style:name="ListLabel_20_11" style:display-name="ListLabel 11" style:family="text">
      <style:text-properties style:text-underline-style="none" style:font-name-complex="OpenSymbol2" style:font-family-complex="OpenSymbol" style:font-family-generic-complex="system" style:font-pitch-complex="variable"/>
    </style:style>
    <style:style style:name="ListLabel_20_12" style:display-name="ListLabel 12" style:family="text">
      <style:text-properties style:text-underline-style="none" style:font-name-complex="OpenSymbol2" style:font-family-complex="OpenSymbol" style:font-family-generic-complex="system" style:font-pitch-complex="variable"/>
    </style:style>
    <style:style style:name="ListLabel_20_13" style:display-name="ListLabel 13" style:family="text">
      <style:text-properties style:text-underline-style="none" style:font-name-complex="OpenSymbol2" style:font-family-complex="OpenSymbol" style:font-family-generic-complex="system" style:font-pitch-complex="variable"/>
    </style:style>
    <style:style style:name="ListLabel_20_14" style:display-name="ListLabel 14" style:family="text">
      <style:text-properties style:text-underline-style="none" style:font-name-complex="OpenSymbol2" style:font-family-complex="OpenSymbol" style:font-family-generic-complex="system" style:font-pitch-complex="variable"/>
    </style:style>
    <style:style style:name="ListLabel_20_15" style:display-name="ListLabel 15" style:family="text">
      <style:text-properties style:text-underline-style="none" style:font-name-complex="OpenSymbol2" style:font-family-complex="OpenSymbol" style:font-family-generic-complex="system" style:font-pitch-complex="variable"/>
    </style:style>
    <style:style style:name="ListLabel_20_16" style:display-name="ListLabel 16" style:family="text">
      <style:text-properties style:text-underline-style="none" style:font-name-complex="OpenSymbol2" style:font-family-complex="OpenSymbol" style:font-family-generic-complex="system" style:font-pitch-complex="variable"/>
    </style:style>
    <style:style style:name="ListLabel_20_17" style:display-name="ListLabel 17" style:family="text">
      <style:text-properties style:text-underline-style="none" style:font-name-complex="OpenSymbol2" style:font-family-complex="OpenSymbol" style:font-family-generic-complex="system" style:font-pitch-complex="variable"/>
    </style:style>
    <style:style style:name="ListLabel_20_18" style:display-name="ListLabel 18" style:family="text">
      <style:text-properties style:text-underline-style="none" style:font-name-complex="OpenSymbol2" style:font-family-complex="OpenSymbo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complex="OpenSymbol2" style:font-family-complex="OpenSymbol" style:font-family-generic-complex="system" style:font-pitch-complex="variable"/>
    </style:style>
    <style:style style:name="ListLabel_20_29" style:display-name="ListLabel 29" style:family="text">
      <style:text-properties style:text-underline-style="none" style:font-name-complex="OpenSymbol2" style:font-family-complex="OpenSymbol" style:font-family-generic-complex="system" style:font-pitch-complex="variable"/>
    </style:style>
    <style:style style:name="ListLabel_20_30" style:display-name="ListLabel 30" style:family="text">
      <style:text-properties style:text-underline-style="none" style:font-name-complex="OpenSymbol2" style:font-family-complex="OpenSymbol" style:font-family-generic-complex="system" style:font-pitch-complex="variable"/>
    </style:style>
    <style:style style:name="ListLabel_20_31" style:display-name="ListLabel 31" style:family="text">
      <style:text-properties style:text-underline-style="none" style:font-name-complex="OpenSymbol2" style:font-family-complex="OpenSymbol" style:font-family-generic-complex="system" style:font-pitch-complex="variable"/>
    </style:style>
    <style:style style:name="ListLabel_20_32" style:display-name="ListLabel 32" style:family="text">
      <style:text-properties style:text-underline-style="none" style:font-name-complex="OpenSymbol2" style:font-family-complex="OpenSymbol" style:font-family-generic-complex="system" style:font-pitch-complex="variable"/>
    </style:style>
    <style:style style:name="ListLabel_20_33" style:display-name="ListLabel 33" style:family="text">
      <style:text-properties style:text-underline-style="none" style:font-name-complex="OpenSymbol2" style:font-family-complex="OpenSymbol" style:font-family-generic-complex="system" style:font-pitch-complex="variable"/>
    </style:style>
    <style:style style:name="ListLabel_20_34" style:display-name="ListLabel 34" style:family="text">
      <style:text-properties style:text-underline-style="none" style:font-name-complex="OpenSymbol2" style:font-family-complex="OpenSymbol" style:font-family-generic-complex="system" style:font-pitch-complex="variable"/>
    </style:style>
    <style:style style:name="ListLabel_20_35" style:display-name="ListLabel 35" style:family="text">
      <style:text-properties style:text-underline-style="none" style:font-name-complex="OpenSymbol2" style:font-family-complex="OpenSymbol" style:font-family-generic-complex="system" style:font-pitch-complex="variable"/>
    </style:style>
    <style:style style:name="ListLabel_20_36" style:display-name="ListLabel 36" style:family="text">
      <style:text-properties style:text-underline-style="none" style:font-name-complex="OpenSymbol2" style:font-family-complex="OpenSymbol" style:font-family-generic-complex="system" style:font-pitch-complex="variable"/>
    </style:style>
    <style:style style:name="ListLabel_20_37" style:display-name="ListLabel 37" style:family="text">
      <style:text-properties style:text-underline-style="none" style:font-name-complex="OpenSymbol2" style:font-family-complex="OpenSymbol" style:font-family-generic-complex="system" style:font-pitch-complex="variable"/>
    </style:style>
    <style:style style:name="ListLabel_20_38" style:display-name="ListLabel 38" style:family="text">
      <style:text-properties style:text-underline-style="none" style:font-name-complex="OpenSymbol2" style:font-family-complex="OpenSymbol" style:font-family-generic-complex="system" style:font-pitch-complex="variable"/>
    </style:style>
    <style:style style:name="ListLabel_20_39" style:display-name="ListLabel 39" style:family="text">
      <style:text-properties style:text-underline-style="none" style:font-name-complex="OpenSymbol2" style:font-family-complex="OpenSymbol" style:font-family-generic-complex="system" style:font-pitch-complex="variable"/>
    </style:style>
    <style:style style:name="ListLabel_20_40" style:display-name="ListLabel 40" style:family="text">
      <style:text-properties style:text-underline-style="none" style:font-name-complex="OpenSymbol2" style:font-family-complex="OpenSymbol" style:font-family-generic-complex="system" style:font-pitch-complex="variable"/>
    </style:style>
    <style:style style:name="ListLabel_20_41" style:display-name="ListLabel 41" style:family="text">
      <style:text-properties style:text-underline-style="none" style:font-name-complex="OpenSymbol2" style:font-family-complex="OpenSymbol" style:font-family-generic-complex="system" style:font-pitch-complex="variable"/>
    </style:style>
    <style:style style:name="ListLabel_20_42" style:display-name="ListLabel 42" style:family="text">
      <style:text-properties style:text-underline-style="none" style:font-name-complex="OpenSymbol2" style:font-family-complex="OpenSymbol" style:font-family-generic-complex="system" style:font-pitch-complex="variable"/>
    </style:style>
    <style:style style:name="ListLabel_20_43" style:display-name="ListLabel 43" style:family="text">
      <style:text-properties style:text-underline-style="none" style:font-name-complex="OpenSymbol2" style:font-family-complex="OpenSymbol" style:font-family-generic-complex="system" style:font-pitch-complex="variable"/>
    </style:style>
    <style:style style:name="ListLabel_20_44" style:display-name="ListLabel 44" style:family="text">
      <style:text-properties style:text-underline-style="none" style:font-name-complex="OpenSymbol2" style:font-family-complex="OpenSymbol" style:font-family-generic-complex="system" style:font-pitch-complex="variable"/>
    </style:style>
    <style:style style:name="ListLabel_20_45" style:display-name="ListLabel 45" style:family="text">
      <style:text-properties style:text-underline-style="none" style:font-name-complex="OpenSymbol2" style:font-family-complex="OpenSymbol" style:font-family-generic-complex="system" style:font-pitch-complex="variable"/>
    </style:style>
    <style:style style:name="ListLabel_20_46" style:display-name="ListLabel 46" style:family="text">
      <style:text-properties style:text-underline-style="none" fo:font-weight="bold" style:font-weight-asian="bold"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2"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2"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2" style:font-family-complex="OpenSymbol" style:font-family-generic-complex="system" style:font-pitch-complex="variable"/>
    </style:style>
    <style:style style:name="ListLabel_20_55" style:display-name="ListLabel 55" style:family="text">
      <style:text-properties style:text-underline-style="none" style:font-name-complex="OpenSymbol2" style:font-family-complex="OpenSymbol" style:font-family-generic-complex="system" style:font-pitch-complex="variable"/>
    </style:style>
    <style:style style:name="ListLabel_20_56" style:display-name="ListLabel 56" style:family="text">
      <style:text-properties style:text-underline-style="none" style:font-name-complex="OpenSymbol2" style:font-family-complex="OpenSymbol" style:font-family-generic-complex="system" style:font-pitch-complex="variable"/>
    </style:style>
    <style:style style:name="ListLabel_20_57" style:display-name="ListLabel 57" style:family="text">
      <style:text-properties style:text-underline-style="none" style:font-name-complex="OpenSymbol2" style:font-family-complex="OpenSymbol" style:font-family-generic-complex="system" style:font-pitch-complex="variable"/>
    </style:style>
    <style:style style:name="ListLabel_20_58" style:display-name="ListLabel 58" style:family="text">
      <style:text-properties style:text-underline-style="none" style:font-name-complex="OpenSymbol2" style:font-family-complex="OpenSymbol" style:font-family-generic-complex="system" style:font-pitch-complex="variable"/>
    </style:style>
    <style:style style:name="ListLabel_20_59" style:display-name="ListLabel 59" style:family="text">
      <style:text-properties style:text-underline-style="none" style:font-name-complex="OpenSymbol2" style:font-family-complex="OpenSymbol" style:font-family-generic-complex="system" style:font-pitch-complex="variable"/>
    </style:style>
    <style:style style:name="ListLabel_20_60" style:display-name="ListLabel 60" style:family="text">
      <style:text-properties style:text-underline-style="none" style:font-name-complex="OpenSymbol2" style:font-family-complex="OpenSymbol" style:font-family-generic-complex="system" style:font-pitch-complex="variable"/>
    </style:style>
    <style:style style:name="ListLabel_20_61" style:display-name="ListLabel 61" style:family="text">
      <style:text-properties style:text-underline-style="none" style:font-name-complex="OpenSymbol2" style:font-family-complex="OpenSymbol" style:font-family-generic-complex="system" style:font-pitch-complex="variable"/>
    </style:style>
    <style:style style:name="ListLabel_20_62" style:display-name="ListLabel 62" style:family="text">
      <style:text-properties style:text-underline-style="none" style:font-name-complex="OpenSymbol2" style:font-family-complex="OpenSymbol" style:font-family-generic-complex="system" style:font-pitch-complex="variable"/>
    </style:style>
    <style:style style:name="ListLabel_20_63" style:display-name="ListLabel 63" style:family="text">
      <style:text-properties style:text-underline-style="none" style:font-name-complex="OpenSymbol2" style:font-family-complex="OpenSymbol" style:font-family-generic-complex="system" style:font-pitch-complex="variable"/>
    </style:style>
    <style:style style:name="ListLabel_20_64" style:display-name="ListLabel 64" style:family="text">
      <style:text-properties style:text-underline-style="none" style:font-name-complex="OpenSymbol2" style:font-family-complex="OpenSymbol" style:font-family-generic-complex="system" style:font-pitch-complex="variable"/>
    </style:style>
    <style:style style:name="ListLabel_20_65" style:display-name="ListLabel 65" style:family="text">
      <style:text-properties style:text-underline-style="none" style:font-name-complex="OpenSymbol2" style:font-family-complex="OpenSymbol" style:font-family-generic-complex="system" style:font-pitch-complex="variable"/>
    </style:style>
    <style:style style:name="ListLabel_20_66" style:display-name="ListLabel 66" style:family="text">
      <style:text-properties style:text-underline-style="none" style:font-name-complex="OpenSymbol2" style:font-family-complex="OpenSymbol" style:font-family-generic-complex="system" style:font-pitch-complex="variable"/>
    </style:style>
    <style:style style:name="ListLabel_20_67" style:display-name="ListLabel 67" style:family="text">
      <style:text-properties style:text-underline-style="none" style:font-name-complex="OpenSymbol2" style:font-family-complex="OpenSymbol" style:font-family-generic-complex="system" style:font-pitch-complex="variable"/>
    </style:style>
    <style:style style:name="ListLabel_20_68" style:display-name="ListLabel 68" style:family="text">
      <style:text-properties style:text-underline-style="none" style:font-name-complex="OpenSymbol2" style:font-family-complex="OpenSymbol" style:font-family-generic-complex="system" style:font-pitch-complex="variable"/>
    </style:style>
    <style:style style:name="ListLabel_20_69" style:display-name="ListLabel 69" style:family="text">
      <style:text-properties style:text-underline-style="none" style:font-name-complex="OpenSymbol2" style:font-family-complex="OpenSymbol" style:font-family-generic-complex="system" style:font-pitch-complex="variable"/>
    </style:style>
    <style:style style:name="ListLabel_20_70" style:display-name="ListLabel 70" style:family="text">
      <style:text-properties style:text-underline-style="none" style:font-name-complex="OpenSymbol2" style:font-family-complex="OpenSymbol" style:font-family-generic-complex="system" style:font-pitch-complex="variable"/>
    </style:style>
    <style:style style:name="ListLabel_20_71" style:display-name="ListLabel 71" style:family="text">
      <style:text-properties style:text-underline-style="none" style:font-name-complex="OpenSymbol2" style:font-family-complex="OpenSymbol" style:font-family-generic-complex="system" style:font-pitch-complex="variable"/>
    </style:style>
    <style:style style:name="ListLabel_20_72" style:display-name="ListLabel 72" style:family="text">
      <style:text-properties style:text-underline-style="none"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OpenSymbol1"/>
      </text:list-level-style-bullet>
      <text:list-level-style-bullet text:level="2" text:style-name="ListLabel_20_29" style:num-suffix="-" text:bullet-char="-">
        <style:list-level-properties text:list-level-position-and-space-mode="label-alignment">
          <style:list-level-label-alignment text:label-followed-by="listtab" text:list-tab-stop-position="0.25in" fo:text-indent="-0.25in" fo:margin-left="1.2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0.25in" fo:text-indent="-0.25in" fo:margin-left="1.75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0.25in" fo:text-indent="-0.25in" fo:margin-left="2.25in"/>
        </style:list-level-properties>
        <style:text-properties style:font-name="OpenSymbol1"/>
      </text:list-level-style-bullet>
      <text:list-level-style-bullet text:level="5" text:style-name="ListLabel_20_32" style:num-suffix="-" text:bullet-char="-">
        <style:list-level-properties text:list-level-position-and-space-mode="label-alignment">
          <style:list-level-label-alignment text:label-followed-by="listtab" text:list-tab-stop-position="0.25in" fo:text-indent="-0.25in" fo:margin-left="2.7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0.25in" fo:text-indent="-0.25in" fo:margin-left="3.2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0.25in" fo:text-indent="-0.25in" fo:margin-left="3.75in"/>
        </style:list-level-properties>
        <style:text-properties style:font-name="OpenSymbol1"/>
      </text:list-level-style-bullet>
      <text:list-level-style-bullet text:level="8" text:style-name="ListLabel_20_35" style:num-suffix="-" text:bullet-char="-">
        <style:list-level-properties text:list-level-position-and-space-mode="label-alignment">
          <style:list-level-label-alignment text:label-followed-by="listtab" text:list-tab-stop-position="0.25in" fo:text-indent="-0.25in" fo:margin-left="4.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0.25in" fo:text-indent="-0.25in" fo:margin-left="4.7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OpenSymbol1"/>
      </text:list-level-style-bullet>
      <text:list-level-style-bullet text:level="2" text:style-name="ListLabel_20_65" style:num-suffix="-" text:bullet-char="-">
        <style:list-level-properties text:list-level-position-and-space-mode="label-alignment">
          <style:list-level-label-alignment text:label-followed-by="listtab" text:list-tab-stop-position="0.25in" fo:text-indent="-0.25in" fo:margin-left="1.2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0.25in" fo:text-indent="-0.25in" fo:margin-left="1.75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0.25in" fo:text-indent="-0.25in" fo:margin-left="2.25in"/>
        </style:list-level-properties>
        <style:text-properties style:font-name="OpenSymbol1"/>
      </text:list-level-style-bullet>
      <text:list-level-style-bullet text:level="5" text:style-name="ListLabel_20_68" style:num-suffix="-" text:bullet-char="-">
        <style:list-level-properties text:list-level-position-and-space-mode="label-alignment">
          <style:list-level-label-alignment text:label-followed-by="listtab" text:list-tab-stop-position="0.25in" fo:text-indent="-0.25in" fo:margin-left="2.7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0.25in" fo:text-indent="-0.25in" fo:margin-left="3.2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0.25in" fo:text-indent="-0.25in" fo:margin-left="3.75in"/>
        </style:list-level-properties>
        <style:text-properties style:font-name="OpenSymbol1"/>
      </text:list-level-style-bullet>
      <text:list-level-style-bullet text:level="8" text:style-name="ListLabel_20_71" style:num-suffix="-" text:bullet-char="-">
        <style:list-level-properties text:list-level-position-and-space-mode="label-alignment">
          <style:list-level-label-alignment text:label-followed-by="listtab" text:list-tab-stop-position="0.25in" fo:text-indent="-0.25in" fo:margin-left="4.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0.25in" fo:text-indent="-0.25in" fo:margin-left="4.7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9pt" fo:font-style="italic" officeooo:rsid="003be3ee" officeooo:paragraph-rsid="003be3ee" style:font-size-asian="9pt" style:font-style-asian="italic" style:font-size-complex="9pt" style:font-style-complex="italic"/>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Josh Robertson<text:tab/><text:tab/><text:tab/><text:tab/><text:tab/>COSC 412<text:tab/><text:tab/><text:tab/><text:tab/><text:tab/>5/1/2020</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6T19:14:00</meta:creation-date>
    <meta:initial-creator>Josh Robertson</meta:initial-creator>
    <dc:language>en-US</dc:language>
    <dc:date>2020-05-01T16:18:55.836856455</dc:date>
    <meta:editing-cycles>13</meta:editing-cycles>
    <meta:editing-duration>PT13H17M54S</meta:editing-duration>
    <meta:generator>LibreOffice/6.3.5.2$Linux_X86_64 LibreOffice_project/30$Build-2</meta:generator>
    <meta:document-statistic meta:table-count="2" meta:image-count="0" meta:object-count="0" meta:page-count="10" meta:paragraph-count="164" meta:word-count="1609" meta:character-count="10089" meta:non-whitespace-character-count="8490"/>
    <meta:user-defined meta:name="AppVersion">16.0000</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